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A00003810000009609303F0D6.svm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/>
    <style:font-face style:name="Tahoma1" svg:font-family="Tahoma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DejaVu Sans" svg:font-family="'DejaVu Sans'" style:font-pitch="variable"/>
    <style:font-face style:name="Lucida Sans Unicode" svg:font-family="'Lucida Sans Unicode'" style:font-pitch="variable"/>
    <style:font-face style:name="Tahoma2" svg:font-family="Tahoma" style:font-pitch="variable"/>
    <style:font-face style:name="URW Palladio L" svg:font-family="'URW Palladio L'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Обычный" style:font-family-generic="swiss" style:font-pitch="variable"/>
    <style:font-face style:name="Arial2" svg:font-family="Arial" style:font-adornments="Полужирный" style:font-family-generic="swiss" style:font-pitch="variable"/>
    <style:font-face style:name="DejaVu Sans Condensed" svg:font-family="'DejaVu Sans Condensed'" style:font-family-generic="system" style:font-pitch="variable"/>
    <style:font-face style:name="DejaVu Sans Light" svg:font-family="'DejaVu Sans Light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2" style:family="table">
      <style:table-properties style:width="17cm" table:align="margins" style:writing-mode="lr-tb"/>
    </style:style>
    <style:style style:name="Таблица2.A" style:family="table-column">
      <style:table-column-properties style:column-width="3.399cm" style:rel-column-width="13102*"/>
    </style:style>
    <style:style style:name="Таблица2.B" style:family="table-column">
      <style:table-column-properties style:column-width="7.65cm" style:rel-column-width="29490*"/>
    </style:style>
    <style:style style:name="Таблица2.C" style:family="table-column">
      <style:table-column-properties style:column-width="5.951cm" style:rel-column-width="22943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 style:writing-mode="lr-tb"/>
    </style:style>
    <style:style style:name="Таблица3.A" style:family="table-column">
      <style:table-column-properties style:column-width="3.397cm" style:rel-column-width="13096*"/>
    </style:style>
    <style:style style:name="Таблица3.B" style:family="table-column">
      <style:table-column-properties style:column-width="7.648cm" style:rel-column-width="29483*"/>
    </style:style>
    <style:style style:name="Таблица3.C" style:family="table-column">
      <style:table-column-properties style:column-width="5.955cm" style:rel-column-width="22956*"/>
    </style:style>
    <style:style style:name="Таблица3.1" style:family="table-row">
      <style:table-row-properties style:min-row-height="0.54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 style:writing-mode="lr-tb"/>
    </style:style>
    <style:style style:name="Таблица4.A" style:family="table-column">
      <style:table-column-properties style:column-width="6.033cm" style:rel-column-width="23254*"/>
    </style:style>
    <style:style style:name="Таблица4.B" style:family="table-column">
      <style:table-column-properties style:column-width="6.348cm" style:rel-column-width="24471*"/>
    </style:style>
    <style:style style:name="Таблица4.C" style:family="table-column">
      <style:table-column-properties style:column-width="4.62cm" style:rel-column-width="17810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Arial1" fo:language="ru" fo:country="RU"/>
    </style:style>
    <style:style style:name="P2" style:family="paragraph" style:parent-style-name="Footer">
      <style:text-properties fo:language="ru" fo:country="RU"/>
    </style:style>
    <style:style style:name="P3" style:family="paragraph" style:parent-style-name="Footer">
      <style:paragraph-properties fo:text-align="center" style:justify-single-word="false"/>
      <style:text-properties fo:language="ru" fo:country="RU"/>
    </style:style>
    <style:style style:name="P4" style:family="paragraph" style:parent-style-name="Text_20_body">
      <style:paragraph-properties fo:margin-left="0.669cm" fo:margin-right="0cm" fo:line-height="115%" fo:text-indent="0cm" style:auto-text-indent="false"/>
      <style:text-properties style:font-name="Arial1" fo:font-size="9pt" fo:language="ru" fo:country="RU"/>
    </style:style>
    <style:style style:name="P5" style:family="paragraph" style:parent-style-name="Text_20_body">
      <style:paragraph-properties fo:margin-left="0.669cm" fo:margin-right="0cm" fo:line-height="115%" fo:text-indent="0cm" style:auto-text-indent="false"/>
      <style:text-properties fo:font-size="9pt" fo:language="ru" fo:country="RU" fo:font-weight="bold"/>
    </style:style>
    <style:style style:name="P6" style:family="paragraph" style:parent-style-name="Text_20_body">
      <style:paragraph-properties fo:margin-left="0.669cm" fo:margin-right="0cm" fo:line-height="115%" fo:text-indent="0cm" style:auto-text-indent="false"/>
      <style:text-properties fo:font-size="9pt" fo:language="ru" fo:country="RU"/>
    </style:style>
    <style:style style:name="P7" style:family="paragraph" style:parent-style-name="Header">
      <style:text-properties fo:language="ru" fo:country="RU"/>
    </style:style>
    <style:style style:name="P8" style:family="paragraph" style:parent-style-name="Table_20_Contents">
      <style:text-properties fo:language="ru" fo:country="RU"/>
    </style:style>
    <style:style style:name="P9" style:family="paragraph" style:parent-style-name="Table_20_Contents">
      <style:text-properties fo:language="en" fo:country="US"/>
    </style:style>
    <style:style style:name="P10" style:family="paragraph" style:parent-style-name="Standard">
      <style:text-properties fo:language="ru" fo:country="RU"/>
    </style:style>
    <style:style style:name="P11" style:family="paragraph" style:parent-style-name="текст">
      <style:text-properties fo:language="ru" fo:country="RU"/>
    </style:style>
    <style:style style:name="P12" style:family="paragraph" style:parent-style-name="исходник">
      <style:text-properties fo:language="ru" fo:country="RU"/>
    </style:style>
    <style:style style:name="P13" style:family="paragraph" style:parent-style-name="исходник">
      <style:text-properties fo:language="en" fo:country="US" style:font-size-complex="10pt"/>
    </style:style>
    <style:style style:name="P14" style:family="paragraph" style:parent-style-name="СКАУТ_20_заголовок_20_слева">
      <style:paragraph-properties fo:break-before="page"/>
      <style:text-properties fo:language="ru" fo:country="RU"/>
    </style:style>
    <style:style style:name="P15" style:family="paragraph" style:parent-style-name="СКАУТ_20_структурный_20_элемент">
      <style:paragraph-properties fo:break-before="page"/>
      <style:text-properties fo:language="ru" fo:country="RU"/>
    </style:style>
    <style:style style:name="P16" style:family="paragraph" style:parent-style-name="абзац">
      <style:text-properties fo:language="ru" fo:country="RU"/>
    </style:style>
    <style:style style:name="P17" style:family="paragraph" style:parent-style-name="абзац">
      <style:text-properties fo:font-weight="bold" style:font-weight-asian="bold" style:font-weight-complex="bold"/>
    </style:style>
    <style:style style:name="P18" style:family="paragraph" style:parent-style-name="абзац">
      <style:paragraph-properties fo:margin-left="0cm" fo:margin-right="0cm" fo:text-indent="1.464cm" style:auto-text-indent="false"/>
      <style:text-properties fo:language="ru" fo:country="RU"/>
    </style:style>
    <style:style style:name="P19" style:family="paragraph" style:parent-style-name="СКАУТ_20_титульный_20_заголовок">
      <style:text-properties fo:language="ru" fo:country="RU"/>
    </style:style>
    <style:style style:name="P20" style:family="paragraph" style:parent-style-name="текст_20_центр">
      <style:text-properties fo:language="ru" fo:country="RU"/>
    </style:style>
    <style:style style:name="P21" style:family="paragraph" style:parent-style-name="СКАУТ_20_структурный_20_элемент">
      <style:text-properties fo:language="ru" fo:country="RU"/>
    </style:style>
    <style:style style:name="P22" style:family="paragraph" style:parent-style-name="Preformatted_20_Text">
      <style:text-properties fo:language="ru" fo:country="RU"/>
    </style:style>
    <style:style style:name="P23" style:family="paragraph" style:parent-style-name="ГОСТ_20_исходник">
      <style:text-properties fo:language="ru" fo:country="RU"/>
    </style:style>
    <style:style style:name="P24" style:family="paragraph" style:parent-style-name="ГОСТ_20_исходник">
      <style:text-properties fo:language="en" fo:country="US"/>
    </style:style>
    <style:style style:name="P25" style:family="paragraph" style:parent-style-name="ГОСТ_20_исходник">
      <style:text-properties fo:language="en" fo:country="US" fo:font-style="italic"/>
    </style:style>
    <style:style style:name="P26" style:family="paragraph" style:parent-style-name="таблица_20_данные">
      <style:paragraph-properties fo:margin-left="0.134cm" fo:margin-right="0.005cm" fo:text-indent="0cm" style:auto-text-indent="false"/>
      <style:text-properties fo:font-size="12pt" style:font-size-asian="12pt" style:font-size-complex="12pt"/>
    </style:style>
    <style:style style:name="P27" style:family="paragraph" style:parent-style-name="таблица_20_название_20_полей">
      <style:paragraph-properties fo:margin-left="-0.123cm" fo:margin-right="0.005cm" fo:text-indent="0cm" style:auto-text-indent="false">
        <style:tab-stops/>
      </style:paragraph-properties>
    </style:style>
    <style:style style:name="P28" style:family="paragraph" style:parent-style-name="таблица_20_название_20_полей">
      <style:paragraph-properties fo:margin-left="0.005cm" fo:margin-right="0.005cm" fo:text-indent="-0.051cm" style:auto-text-indent="false">
        <style:tab-stops/>
      </style:paragraph-properties>
    </style:style>
    <style:style style:name="P29" style:family="paragraph" style:parent-style-name="ГОСТ_20_абзац">
      <style:paragraph-properties fo:margin-left="0cm" fo:margin-right="0cm" fo:text-indent="1.515cm" style:auto-text-indent="false"/>
    </style:style>
    <style:style style:name="P30" style:family="paragraph" style:parent-style-name="ГОСТ_20_абзац">
      <style:text-properties fo:language="en" fo:country="US"/>
    </style:style>
    <style:style style:name="P31" style:family="paragraph" style:parent-style-name="Standard" style:master-page-name="First_20_Page">
      <style:paragraph-properties style:page-number="auto"/>
      <style:text-properties fo:language="ru" fo:country="RU"/>
    </style:style>
    <style:style style:name="P32" style:family="paragraph" style:parent-style-name="Standard" style:list-style-name="L5">
      <style:text-properties fo:language="ru" fo:country="RU"/>
    </style:style>
    <style:style style:name="P33" style:family="paragraph" style:parent-style-name="Standard" style:list-style-name="L6">
      <style:text-properties fo:language="ru" fo:country="RU"/>
    </style:style>
    <style:style style:name="P34" style:family="paragraph" style:parent-style-name="Standard" style:list-style-name="L7">
      <style:text-properties fo:language="ru" fo:country="RU"/>
    </style:style>
    <style:style style:name="P35" style:family="paragraph" style:parent-style-name="Standard" style:list-style-name="L8">
      <style:text-properties fo:language="ru" fo:country="RU"/>
    </style:style>
    <style:style style:name="P36" style:family="paragraph" style:parent-style-name="Standard" style:list-style-name="L10">
      <style:text-properties fo:language="ru" fo:country="RU"/>
    </style:style>
    <style:style style:name="P37" style:family="paragraph" style:parent-style-name="Standard" style:list-style-name="L11">
      <style:text-properties fo:language="ru" fo:country="RU"/>
    </style:style>
    <style:style style:name="P38" style:family="paragraph" style:parent-style-name="Standard" style:list-style-name="L12">
      <style:text-properties fo:language="ru" fo:country="RU"/>
    </style:style>
    <style:style style:name="P39" style:family="paragraph" style:parent-style-name="Standard" style:list-style-name="L14">
      <style:text-properties fo:language="ru" fo:country="RU"/>
    </style:style>
    <style:style style:name="P40" style:family="paragraph" style:parent-style-name="Standard" style:list-style-name="L16">
      <style:text-properties fo:language="ru" fo:country="RU"/>
    </style:style>
    <style:style style:name="P41" style:family="paragraph" style:parent-style-name="Standard" style:list-style-name="L17">
      <style:text-properties fo:language="ru" fo:country="RU"/>
    </style:style>
    <style:style style:name="P42" style:family="paragraph" style:parent-style-name="Standard" style:list-style-name="L18">
      <style:text-properties fo:language="ru" fo:country="RU"/>
    </style:style>
    <style:style style:name="P43" style:family="paragraph" style:parent-style-name="Standard" style:list-style-name="L19">
      <style:text-properties fo:language="ru" fo:country="RU"/>
    </style:style>
    <style:style style:name="P44" style:family="paragraph" style:parent-style-name="Standard" style:list-style-name="L20">
      <style:text-properties fo:language="ru" fo:country="RU"/>
    </style:style>
    <style:style style:name="P45" style:family="paragraph" style:parent-style-name="Standard" style:list-style-name="L21">
      <style:text-properties fo:language="ru" fo:country="RU"/>
    </style:style>
    <style:style style:name="P46" style:family="paragraph" style:parent-style-name="Standard" style:list-style-name="L23">
      <style:text-properties fo:language="ru" fo:country="RU"/>
    </style:style>
    <style:style style:name="P47" style:family="paragraph" style:parent-style-name="Standard" style:list-style-name="L24">
      <style:text-properties fo:language="ru" fo:country="RU"/>
    </style:style>
    <style:style style:name="P4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Contents_20_Heading">
      <style:paragraph-properties fo:break-before="page"/>
    </style:style>
    <style:style style:name="P5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СКАУТ_20_заголовок_20_X" style:list-style-name="">
      <style:paragraph-properties fo:line-height="150%" fo:text-align="justify" style:justify-single-word="false">
        <style:tab-stops/>
      </style:paragraph-properties>
      <style:text-properties fo:language="ru" fo:country="RU"/>
    </style:style>
    <style:style style:name="P52" style:family="paragraph" style:parent-style-name="СКАУТ_20_заголовок_20_X">
      <style:paragraph-properties fo:break-before="page"/>
      <style:text-properties fo:language="ru" fo:country="RU"/>
    </style:style>
    <style:style style:name="P53" style:family="paragraph" style:parent-style-name="исходник" style:list-style-name="L17"/>
    <style:style style:name="P54" style:family="paragraph" style:parent-style-name="СКАУТ_20_заголовок_20_X.X">
      <style:text-properties fo:language="ru" fo:country="RU"/>
    </style:style>
    <style:style style:name="P55" style:family="paragraph" style:parent-style-name="СКАУТ_20_заголовок_20_X.X" style:list-style-name="">
      <style:paragraph-properties fo:line-height="150%" fo:text-align="justify" style:justify-single-word="false">
        <style:tab-stops/>
      </style:paragraph-properties>
      <style:text-properties fo:language="ru" fo:country="RU"/>
    </style:style>
    <style:style style:name="P56" style:family="paragraph" style:parent-style-name="СКАУТ_20_заголовок_20_X.X">
      <style:paragraph-properties fo:break-before="page"/>
      <style:text-properties fo:language="ru" fo:country="RU"/>
    </style:style>
    <style:style style:name="P57" style:family="paragraph" style:parent-style-name="СКАУТ_20_заголовок_20_X.X.X">
      <style:text-properties fo:language="ru" fo:country="RU"/>
    </style:style>
    <style:style style:name="P58" style:family="paragraph" style:parent-style-name="СКАУТ_20_заголовок_20_X.X.X" style:list-style-name="">
      <style:paragraph-properties fo:line-height="150%" fo:text-align="justify" style:justify-single-word="false">
        <style:tab-stops/>
      </style:paragraph-properties>
      <style:text-properties fo:language="ru" fo:country="RU"/>
    </style:style>
    <style:style style:name="P59" style:family="paragraph" style:parent-style-name="СКАУТ_20_заголовок_20_X.X.X">
      <style:paragraph-properties fo:break-before="page"/>
      <style:text-properties fo:language="ru" fo:country="RU"/>
    </style:style>
    <style:style style:name="P60" style:family="paragraph" style:parent-style-name="таблица_20_данные" style:list-style-name="L24">
      <style:paragraph-properties fo:margin-left="0.134cm" fo:margin-right="0.005cm" fo:text-indent="0cm" style:auto-text-indent="false"/>
      <style:text-properties fo:font-size="12pt" style:font-size-asian="12pt" style:font-size-complex="12pt"/>
    </style:style>
    <style:style style:name="P61" style:family="paragraph" style:parent-style-name="таблица_20_данные" style:list-style-name="L24">
      <style:paragraph-properties fo:margin-left="0.083cm" fo:margin-right="0.005cm" fo:text-indent="0cm" style:auto-text-indent="false"/>
      <style:text-properties fo:font-size="12pt" fo:language="en" fo:country="US" style:font-size-asian="12pt" style:font-size-complex="12pt"/>
    </style:style>
    <style:style style:name="P62" style:family="paragraph" style:parent-style-name="таблица_20_данные" style:list-style-name="L24">
      <style:paragraph-properties fo:margin-left="0.083cm" fo:margin-right="0.005cm" fo:text-indent="0cm" style:auto-text-indent="false">
        <style:tab-stops/>
      </style:paragraph-properties>
      <style:text-properties fo:font-size="12pt" fo:language="en" fo:country="US" style:font-size-asian="12pt" style:font-size-complex="12pt"/>
    </style:style>
    <style:style style:name="P63" style:family="paragraph" style:parent-style-name="таблица_20_данные" style:list-style-name="L24">
      <style:paragraph-properties fo:margin-left="0.083cm" fo:margin-right="0.005cm" fo:text-indent="0cm" style:auto-text-indent="false"/>
      <style:text-properties fo:font-size="12pt" style:font-size-asian="12pt" style:font-size-complex="12pt"/>
    </style:style>
    <style:style style:name="P64" style:family="paragraph" style:parent-style-name="СКАУТ_20_заголовок_20_X.X.X.X">
      <style:text-properties fo:language="ru" fo:country="RU"/>
    </style:style>
    <style:style style:name="P65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6" style:family="paragraph" style:parent-style-name="абзац" style:list-style-name="L2">
      <style:text-properties fo:language="ru" fo:country="RU"/>
    </style:style>
    <style:style style:name="P67" style:family="paragraph" style:parent-style-name="абзац" style:list-style-name="L3">
      <style:text-properties fo:language="ru" fo:country="RU"/>
    </style:style>
    <style:style style:name="P68" style:family="paragraph" style:parent-style-name="абзац" style:list-style-name="L11"/>
    <style:style style:name="P69" style:family="paragraph" style:parent-style-name="абзац" style:list-style-name="L13"/>
    <style:style style:name="P70" style:family="paragraph" style:parent-style-name="абзац" style:list-style-name="L13">
      <style:text-properties fo:language="en" fo:country="US"/>
    </style:style>
    <style:style style:name="P71" style:family="paragraph" style:parent-style-name="абзац" style:list-style-name="L1">
      <style:paragraph-properties fo:margin-left="0.026cm" fo:margin-right="0cm" fo:text-indent="1.464cm" style:auto-text-indent="false">
        <style:tab-stops/>
      </style:paragraph-properties>
    </style:style>
    <style:style style:name="P72" style:family="paragraph" style:parent-style-name="абзац" style:list-style-name="L20">
      <style:paragraph-properties fo:margin-left="0.026cm" fo:margin-right="0cm" fo:text-indent="1.464cm" style:auto-text-indent="false">
        <style:tab-stops/>
      </style:paragraph-properties>
    </style:style>
    <style:style style:name="P73" style:family="paragraph" style:parent-style-name="абзац" style:list-style-name="L3">
      <style:paragraph-properties fo:margin-left="0.026cm" fo:margin-right="0cm" fo:text-indent="1.464cm" style:auto-text-indent="false">
        <style:tab-stops/>
      </style:paragraph-properties>
      <style:text-properties fo:language="ru" fo:country="RU"/>
    </style:style>
    <style:style style:name="P74" style:family="paragraph" style:parent-style-name="абзац" style:list-style-name="L4">
      <style:paragraph-properties fo:margin-left="0cm" fo:margin-right="0cm" fo:text-indent="1.439cm" style:auto-text-indent="false">
        <style:tab-stops/>
      </style:paragraph-properties>
      <style:text-properties fo:language="ru" fo:country="RU"/>
    </style:style>
    <style:style style:name="P75" style:family="paragraph" style:parent-style-name="абзац" style:list-style-name="L5">
      <style:paragraph-properties fo:margin-left="0cm" fo:margin-right="0cm" fo:text-indent="1.542cm" style:auto-text-indent="false">
        <style:tab-stops/>
      </style:paragraph-properties>
      <style:text-properties fo:language="ru" fo:country="RU"/>
    </style:style>
    <style:style style:name="P76" style:family="paragraph" style:parent-style-name="абзац" style:list-style-name="L6">
      <style:paragraph-properties fo:margin-left="0cm" fo:margin-right="0cm" fo:text-indent="1.542cm" style:auto-text-indent="false">
        <style:tab-stops/>
      </style:paragraph-properties>
    </style:style>
    <style:style style:name="P77" style:family="paragraph" style:parent-style-name="абзац" style:list-style-name="L7">
      <style:paragraph-properties fo:margin-left="0cm" fo:margin-right="0cm" fo:text-indent="1.464cm" style:auto-text-indent="false"/>
      <style:text-properties fo:language="ru" fo:country="RU"/>
    </style:style>
    <style:style style:name="P78" style:family="paragraph" style:parent-style-name="абзац" style:list-style-name="L8">
      <style:paragraph-properties fo:margin-left="0cm" fo:margin-right="0cm" fo:text-indent="1.464cm" style:auto-text-indent="false"/>
      <style:text-properties fo:language="ru" fo:country="RU"/>
    </style:style>
    <style:style style:name="P79" style:family="paragraph" style:parent-style-name="абзац" style:list-style-name="L9">
      <style:paragraph-properties fo:margin-left="0cm" fo:margin-right="0cm" fo:text-indent="1.464cm" style:auto-text-indent="false"/>
      <style:text-properties fo:language="ru" fo:country="RU"/>
    </style:style>
    <style:style style:name="P80" style:family="paragraph" style:parent-style-name="абзац" style:list-style-name="L10">
      <style:paragraph-properties fo:margin-left="0cm" fo:margin-right="0cm" fo:text-indent="1.464cm" style:auto-text-indent="false"/>
      <style:text-properties fo:language="ru" fo:country="RU"/>
    </style:style>
    <style:style style:name="P81" style:family="paragraph" style:parent-style-name="абзац" style:list-style-name="L8">
      <style:paragraph-properties fo:margin-left="0cm" fo:margin-right="0cm" fo:text-indent="1.464cm" style:auto-text-indent="false"/>
      <style:text-properties style:font-name="Tahoma1" fo:font-size="11pt" fo:language="ru" fo:country="RU"/>
    </style:style>
    <style:style style:name="P82" style:family="paragraph" style:parent-style-name="абзац" style:list-style-name="L13">
      <style:paragraph-properties fo:margin-left="0cm" fo:margin-right="0cm" fo:text-indent="1.49cm" style:auto-text-indent="false">
        <style:tab-stops/>
      </style:paragraph-properties>
    </style:style>
    <style:style style:name="P83" style:family="paragraph" style:parent-style-name="абзац" style:list-style-name="L15">
      <style:paragraph-properties fo:margin-left="0.026cm" fo:margin-right="0cm" fo:text-indent="1.49cm" style:auto-text-indent="false">
        <style:tab-stops/>
      </style:paragraph-properties>
    </style:style>
    <style:style style:name="P84" style:family="paragraph" style:parent-style-name="абзац" style:list-style-name="L20">
      <style:paragraph-properties fo:margin-left="0.026cm" fo:margin-right="0cm" fo:text-indent="1.49cm" style:auto-text-indent="false">
        <style:tab-stops/>
      </style:paragraph-properties>
    </style:style>
    <style:style style:name="P85" style:family="paragraph" style:parent-style-name="абзац" style:list-style-name="L4">
      <style:paragraph-properties fo:margin-left="0cm" fo:margin-right="0cm" fo:text-indent="1.515cm" style:auto-text-indent="false">
        <style:tab-stops/>
      </style:paragraph-properties>
      <style:text-properties fo:language="ru" fo:country="RU"/>
    </style:style>
    <style:style style:name="P8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7" style:family="paragraph" style:parent-style-name="СКАУТ_20_заголовок_20_слева">
      <style:paragraph-properties fo:margin-left="0cm" fo:margin-right="0cm" fo:text-indent="0cm" style:auto-text-indent="false"/>
      <style:text-properties fo:language="ru" fo:country="RU"/>
    </style:style>
    <style:style style:name="P88" style:family="paragraph" style:parent-style-name="ГОСТ_20_абзац" style:list-style-name="L5">
      <style:paragraph-properties fo:margin-left="0cm" fo:margin-right="0cm" fo:text-indent="1.542cm" style:auto-text-indent="false">
        <style:tab-stops/>
      </style:paragraph-properties>
      <style:text-properties fo:language="ru" fo:country="RU"/>
    </style:style>
    <style:style style:name="P89" style:family="paragraph" style:parent-style-name="ГОСТ_20_абзац" style:list-style-name="L12">
      <style:paragraph-properties fo:margin-left="0cm" fo:margin-right="0cm" fo:text-indent="1.49cm" style:auto-text-indent="false">
        <style:tab-stops/>
      </style:paragraph-properties>
    </style:style>
    <style:style style:name="P90" style:family="paragraph" style:parent-style-name="ГОСТ_20_абзац" style:list-style-name="L14">
      <style:paragraph-properties fo:margin-left="0cm" fo:margin-right="0cm" fo:text-indent="1.515cm" style:auto-text-indent="false"/>
    </style:style>
    <style:style style:name="P91" style:family="paragraph" style:parent-style-name="ГОСТ_20_абзац" style:list-style-name="L15">
      <style:paragraph-properties fo:margin-left="0cm" fo:margin-right="0cm" fo:text-indent="1.515cm" style:auto-text-indent="false"/>
    </style:style>
    <style:style style:name="P92" style:family="paragraph" style:parent-style-name="ГОСТ_20_абзац" style:list-style-name="L8">
      <style:paragraph-properties fo:margin-left="0cm" fo:margin-right="0cm" fo:text-indent="1.515cm" style:auto-text-indent="false"/>
    </style:style>
    <style:style style:name="P93" style:family="paragraph" style:parent-style-name="ГОСТ_20_абзац" style:list-style-name="L16">
      <style:paragraph-properties fo:margin-left="0cm" fo:margin-right="0cm" fo:text-indent="1.515cm" style:auto-text-indent="false"/>
    </style:style>
    <style:style style:name="P94" style:family="paragraph" style:parent-style-name="ГОСТ_20_абзац" style:list-style-name="L17">
      <style:paragraph-properties fo:margin-left="0cm" fo:margin-right="0cm" fo:text-indent="1.515cm" style:auto-text-indent="false"/>
    </style:style>
    <style:style style:name="P95" style:family="paragraph" style:parent-style-name="ГОСТ_20_абзац" style:list-style-name="L18">
      <style:paragraph-properties fo:margin-left="0cm" fo:margin-right="0cm" fo:text-indent="1.515cm" style:auto-text-indent="false"/>
    </style:style>
    <style:style style:name="P96" style:family="paragraph" style:parent-style-name="ГОСТ_20_абзац" style:list-style-name="L17">
      <style:paragraph-properties fo:margin-left="0cm" fo:margin-right="0cm" fo:text-indent="0cm" style:auto-text-indent="false"/>
      <style:text-properties fo:language="ru" fo:country="RU"/>
    </style:style>
    <style:style style:name="P97" style:family="paragraph" style:parent-style-name="ГОСТ_20_абзац" style:list-style-name="L22">
      <style:paragraph-properties fo:margin-left="0cm" fo:margin-right="0cm" fo:text-indent="0cm" style:auto-text-indent="false">
        <style:tab-stops/>
      </style:paragraph-properties>
    </style:style>
    <style:style style:name="P98" style:family="paragraph" style:parent-style-name="ГОСТ_20_абзац" style:list-style-name="L19">
      <style:paragraph-properties fo:margin-left="-0.026cm" fo:margin-right="0cm" fo:text-indent="1.515cm" style:auto-text-indent="false">
        <style:tab-stops/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color="#000000" style:font-name="Verdana" fo:font-size="9pt" fo:language="ru" fo:country="RU" fo:font-weight="bold" style:font-size-asian="9pt" style:font-weight-asian="bold" style:font-size-complex="9pt" style:font-weight-complex="bold"/>
    </style:style>
    <style:style style:name="T5" style:family="text">
      <style:text-properties fo:color="#000000" style:font-name="Verdana" fo:font-size="9pt" fo:language="ru" fo:country="RU" style:font-size-asian="9pt" style:font-size-complex="9pt"/>
    </style:style>
    <style:style style:name="T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7" style:family="text">
      <style:text-properties style:font-name="Arial1" fo:font-size="10pt" fo:language="ru" fo:country="RU" style:font-size-asian="10pt" style:font-size-complex="10pt"/>
    </style:style>
    <style:style style:name="T8" style:family="text">
      <style:text-properties style:font-name="Arial1" fo:language="ru" fo:country="RU"/>
    </style:style>
    <style:style style:name="T9" style:family="text">
      <style:text-properties style:font-name="Arial1" fo:language="en" fo:country="US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fo:language="en" fo:country="US" style:font-size-asian="10pt" style:font-size-complex="10pt"/>
    </style:style>
    <style:style style:name="T12" style:family="text">
      <style:text-properties officeooo:rsid="000e16f0"/>
    </style:style>
    <style:style style:name="T13" style:family="text">
      <style:text-properties officeooo:rsid="000e48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/>
      <text:p/>
      <text:p/>
      <text:p text:style-name="P16"/>
      <text:p text:style-name="P16"/>
      <text:p text:style-name="P16"/>
      <text:p text:style-name="P16"/>
      <text:p text:style-name="P16"/>
      <text:p/>
      <text:p>Рекомендации по оформлению кода на языках <text:s/>программирования С/C++</text:p>
      <text:p text:style-name="P16"/>
      <text:p text:style-name="P16"/>
      <text:p text:style-name="P16"><text:tab/><text:tab/><text:tab/><text:span text:style-name="T12">Компания: AXI</text:span></text:p>
      <text:p text:style-name="P16"><text:tab/><text:tab/><text:tab/><text:span text:style-name="T12">Разработчик: xruzzz</text:span></text:p>
      <text:p text:style-name="P16"><text:tab/><text:tab/><text:tab/><text:span text:style-name="T12">Лицензия: GPL2</text:span></text:p>
      <text:p text:style-name="P16"><text:tab/><text:tab/><text:tab/><text:span text:style-name="T13">Статус готовности: работа завершена</text:span></text:p>
      <text:p text:style-name="P16"><text:tab/><text:tab/><text:tab/><text:span text:style-name="T13">Актуальность: до 2012 года[до стандарта C++11]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0">201<text:span text:style-name="T12">5</text:span> г.</text:p>
      <text:table-of-content text:style-name="Sect1" text:protected="true" text:name="Оглавление2">
        <text:table-of-content-source text:outline-level="10" text:use-index-source-styles="true">
          <text:index-title-template text:style-name="СКАУТ_20_структурный_20_элемент">Содержание</text:index-title-template>
          <text:table-of-content-entry-template text:outline-level="1" text:style-name="СКАУТ_20_содержание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СКАУТ_20_содержание">
            <text:index-entry-span>   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СКАУТ_20_содержание">
            <text:index-entry-span>       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СКАУТ_20_содержание">
            <text:index-entry-span>           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СКАУТ_20_содержание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СКАУТ_20_содержание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СКАУТ_20_содержание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СКАУТ_20_содержание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СКАУТ_20_содержание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СКАУТ_20_содержание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СКАУТ_20_заголовок_20_слева"/>
            <text:index-source-style text:style-name="СКАУТ_20_заголовок_20_центр"/>
          </text:index-source-styles>
        </text:table-of-content-source>
        <text:index-body>
          <text:index-title text:style-name="Sect1" text:name="Оглавление2_Head">
            <text:p text:style-name="P49">Содержание</text:p>
          </text:index-title>
          <text:p text:style-name="P48"><text:s/>Определения<text:tab/>5</text:p>
          <text:p text:style-name="P48"><text:s/>Введение<text:tab/>6</text:p>
          <text:p text:style-name="P48">1 Требования<text:tab/>7</text:p>
          <text:p text:style-name="P50"><text:s text:c="4"/>1.1 Оформление проекта<text:tab/>7</text:p>
          <text:p text:style-name="P86"><text:s text:c="8"/>1.1.1 Структура пакетов<text:tab/>7</text:p>
          <text:p text:style-name="P65"><text:s text:c="12"/>1.1.1.1 Краткое описание<text:tab/>7</text:p>
          <text:p text:style-name="P65"><text:s text:c="12"/>1.1.1.2 Рекомендации<text:tab/>7</text:p>
          <text:p text:style-name="P65"><text:s text:c="12"/>1.1.1.3 Примеры<text:tab/>7</text:p>
          <text:p text:style-name="P50"><text:s text:c="4"/>1.2 Именование идентификаторов<text:tab/>8</text:p>
          <text:p text:style-name="P86"><text:s text:c="8"/>1.2.1 Общие правила именования идентификаторов<text:tab/>8</text:p>
          <text:p text:style-name="P65"><text:s text:c="12"/>1.2.1.1 Краткое описание<text:tab/>8</text:p>
          <text:p text:style-name="P65"><text:s text:c="12"/>1.2.1.2 Рекомендации<text:tab/>8</text:p>
          <text:p text:style-name="P65"><text:s text:c="12"/>1.2.1.3 Примеры<text:tab/>8</text:p>
          <text:p text:style-name="P86"><text:s text:c="8"/>1.2.2 Имена в макросах и условной компиляции<text:tab/>9</text:p>
          <text:p text:style-name="P65"><text:s text:c="12"/>1.2.2.1 Краткое описание<text:tab/>9</text:p>
          <text:p text:style-name="P65"><text:s text:c="12"/>1.2.2.2 Рекомендации<text:tab/>9</text:p>
          <text:p text:style-name="P65"><text:s text:c="12"/>1.2.2.3 Примеры<text:tab/>9</text:p>
          <text:p text:style-name="P86"><text:s text:c="8"/>1.2.3 Имена констант<text:tab/>10</text:p>
          <text:p text:style-name="P65"><text:s text:c="12"/>1.2.3.1 Краткое описание<text:tab/>10</text:p>
          <text:p text:style-name="P65"><text:s text:c="12"/>1.2.3.2 Рекомендации<text:tab/>10</text:p>
          <text:p text:style-name="P65"><text:s text:c="12"/>1.2.3.3 Примеры<text:tab/>10</text:p>
          <text:p text:style-name="P86"><text:s text:c="8"/>1.2.4 Имена переменных, указателей, ссылок<text:tab/>11</text:p>
          <text:p text:style-name="P65"><text:s text:c="12"/>1.2.4.1 Краткое описание<text:tab/>11</text:p>
          <text:p text:style-name="P65"><text:s text:c="12"/>1.2.4.2 Рекомендации<text:tab/>11</text:p>
          <text:p text:style-name="P65"><text:s text:c="12"/>1.2.4.3 Примеры<text:tab/>11</text:p>
          <text:p text:style-name="P86"><text:s text:c="8"/>1.2.5 Перечисляемый тип<text:tab/>12</text:p>
          <text:p text:style-name="P65"><text:s text:c="12"/>1.2.5.1 Краткое описание<text:tab/>12</text:p>
          <text:p text:style-name="P65"><text:s text:c="12"/>1.2.5.2 Рекомендации<text:tab/>12</text:p>
          <text:p text:style-name="P65"><text:s text:c="12"/>1.2.5.3 Примеры<text:tab/>12</text:p>
          <text:p text:style-name="P86"><text:s text:c="8"/>1.2.6 Функции и методы<text:tab/>13</text:p>
          <text:p text:style-name="P65"><text:s text:c="12"/>1.2.6.1 Краткое описание<text:tab/>13</text:p>
          <text:p text:style-name="P65"><text:s text:c="12"/>1.2.6.2 Рекомендации<text:tab/>13</text:p>
          <text:p text:style-name="P65"><text:s text:c="12"/>1.2.6.3 Примеры<text:tab/>13</text:p>
          <text:p text:style-name="P86"><text:s text:c="8"/>1.2.7 Структуры и классы<text:tab/>14</text:p>
          <text:p text:style-name="P65"><text:s text:c="12"/>1.2.7.1 Краткое описание<text:tab/>14</text:p>
          <text:p text:style-name="P65"><text:s text:c="12"/>1.2.7.2 Рекомендации<text:tab/>14</text:p>
          <text:p text:style-name="P65"><text:s text:c="12"/>1.2.7.3 Примеры<text:tab/>14</text:p>
          <text:p text:style-name="P86"><text:s text:c="8"/>1.2.8 Пространства имён<text:tab/>15</text:p>
          <text:p text:style-name="P65"><text:s text:c="12"/>1.2.8.1 Краткое описание<text:tab/>15</text:p>
          <text:p text:style-name="P65"><text:s text:c="12"/>1.2.8.2 Рекомендации<text:tab/>15</text:p>
          <text:p text:style-name="P65"><text:s text:c="12"/>1.2.8.3 Примеры<text:tab/>15</text:p>
          <text:p text:style-name="P86"><text:s text:c="8"/>1.2.9 Имена меток<text:tab/>16</text:p>
          <text:p text:style-name="P65"><text:s text:c="12"/>1.2.9.1 Краткое описание<text:tab/>16</text:p>
          <text:p text:style-name="P65"><text:s text:c="12"/>1.2.9.2 Рекомендации<text:tab/>16</text:p>
          <text:p text:style-name="P65"><text:soft-page-break/><text:s text:c="12"/>1.2.9.3 Примеры<text:tab/>16</text:p>
          <text:p text:style-name="P86"><text:s text:c="8"/>1.2.10 Имена типов данных<text:tab/>17</text:p>
          <text:p text:style-name="P65"><text:s text:c="12"/>1.2.10.1 Краткое описание<text:tab/>17</text:p>
          <text:p text:style-name="P65"><text:s text:c="12"/>1.2.10.2 Рекомендации<text:tab/>17</text:p>
          <text:p text:style-name="P65"><text:s text:c="12"/>1.2.10.3 Примеры<text:tab/>17</text:p>
          <text:p text:style-name="P86"><text:s text:c="8"/>1.2.11 Имена параметров в шаблонах<text:tab/>18</text:p>
          <text:p text:style-name="P65"><text:s text:c="12"/>1.2.11.1 Краткое описание<text:tab/>18</text:p>
          <text:p text:style-name="P65"><text:s text:c="12"/>1.2.11.2 Рекомендации<text:tab/>18</text:p>
          <text:p text:style-name="P65"><text:s text:c="12"/>1.2.11.3 Примеры<text:tab/>18</text:p>
          <text:p text:style-name="P50"><text:s text:c="4"/>1.3 Форматирование<text:tab/>19</text:p>
          <text:p text:style-name="P86"><text:s text:c="8"/>1.3.1 Оформление файлов исходных кодов<text:tab/>19</text:p>
          <text:p text:style-name="P65"><text:s text:c="12"/>1.3.1.1 Краткое описание<text:tab/>19</text:p>
          <text:p text:style-name="P65"><text:s text:c="12"/>1.3.1.2 Рекомендации<text:tab/>19</text:p>
          <text:p text:style-name="P65"><text:s text:c="12"/>1.3.1.3 Примеры<text:tab/>19</text:p>
          <text:p text:style-name="P86"><text:s text:c="8"/>1.3.2 Комментарии<text:tab/>21</text:p>
          <text:p text:style-name="P65"><text:s text:c="12"/>1.3.2.1 Краткое описание<text:tab/>21</text:p>
          <text:p text:style-name="P65"><text:s text:c="12"/>1.3.2.2 Рекомендации<text:tab/>21</text:p>
          <text:p text:style-name="P65"><text:s text:c="12"/>1.3.2.3 Примеры<text:tab/>21</text:p>
          <text:p text:style-name="P86"><text:s text:c="8"/>1.3.3 Запятые, точки с запятой<text:tab/>23</text:p>
          <text:p text:style-name="P65"><text:s text:c="12"/>1.3.3.1 Краткое описание<text:tab/>23</text:p>
          <text:p text:style-name="P65"><text:s text:c="12"/>1.3.3.2 Рекомендации<text:tab/>23</text:p>
          <text:p text:style-name="P65"><text:s text:c="12"/>1.3.3.3 Примеры<text:tab/>23</text:p>
          <text:p text:style-name="P86"><text:s text:c="8"/>1.3.4 Операции<text:tab/>24</text:p>
          <text:p text:style-name="P65"><text:s text:c="12"/>1.3.4.1 Краткое описание<text:tab/>24</text:p>
          <text:p text:style-name="P65"><text:s text:c="12"/>1.3.4.2 Рекомендации<text:tab/>24</text:p>
          <text:p text:style-name="P65"><text:s text:c="12"/>1.3.4.3 Примеры<text:tab/>24</text:p>
          <text:p text:style-name="P86"><text:s text:c="8"/>1.3.5 Операторы<text:tab/>25</text:p>
          <text:p text:style-name="P65"><text:s text:c="12"/>1.3.5.1 Краткое описание<text:tab/>25</text:p>
          <text:p text:style-name="P65"><text:s text:c="12"/>1.3.5.2 Рекомендации<text:tab/>25</text:p>
          <text:p text:style-name="P65"><text:s text:c="12"/>1.3.5.3 Примеры<text:tab/>25</text:p>
          <text:p text:style-name="P86"><text:s text:c="8"/>1.3.6 Стиль описания структур и классов<text:tab/>26</text:p>
          <text:p text:style-name="P65"><text:s text:c="12"/>1.3.6.1 Краткое описание<text:tab/>26</text:p>
          <text:p text:style-name="P65"><text:s text:c="12"/>1.3.6.2 Рекомендации<text:tab/>26</text:p>
          <text:p text:style-name="P65"><text:s text:c="12"/>1.3.6.3 Примеры<text:tab/>26</text:p>
          <text:p text:style-name="P86"><text:s text:c="8"/>1.3.7 Скобки<text:tab/>27</text:p>
          <text:p text:style-name="P65"><text:s text:c="12"/>1.3.7.1 Краткое описание<text:tab/>27</text:p>
          <text:p text:style-name="P65"><text:s text:c="12"/>1.3.7.2 Рекомендации<text:tab/>27</text:p>
          <text:p text:style-name="P65"><text:s text:c="12"/>1.3.7.3 Примеры<text:tab/>27</text:p>
          <text:p text:style-name="P86"><text:s text:c="8"/>1.3.8 Переменные, Параметры<text:tab/>28</text:p>
          <text:p text:style-name="P65"><text:s text:c="12"/>1.3.8.1 Краткое описание<text:tab/>28</text:p>
          <text:p text:style-name="P65"><text:s text:c="12"/>1.3.8.2 Рекомендации<text:tab/>28</text:p>
          <text:p text:style-name="P65"><text:s text:c="12"/>1.3.8.3 Примеры<text:tab/>28</text:p>
          <text:p text:style-name="P48">2 Шаблоны исходных кодов<text:tab/>29</text:p>
          <text:p text:style-name="P50"><text:s text:c="4"/>2.1 Заголовок<text:tab/>29</text:p>
          <text:p text:style-name="P50"><text:s text:c="4"/>2.2 Файл main.c<text:tab/>30</text:p>
          <text:p text:style-name="P86"><text:s text:c="8"/>2.2.1 Шаблон комментариев в главном исходном файле<text:tab/>30</text:p>
          <text:p text:style-name="P48"><text:soft-page-break/>3 Техника программирования<text:tab/>31</text:p>
          <text:p text:style-name="P50"><text:s text:c="4"/>3.1 Макросы и условная компиляция<text:tab/>31</text:p>
          <text:p text:style-name="P50"><text:s text:c="4"/>3.2 Константы<text:tab/>31</text:p>
          <text:p text:style-name="P50"><text:s text:c="4"/>3.3 Переменные и параметры<text:tab/>31</text:p>
          <text:p text:style-name="P50"><text:s text:c="4"/>3.4 Циклы<text:tab/>31</text:p>
          <text:p text:style-name="P50"><text:s text:c="4"/>3.5 Безусловный переход<text:tab/>31</text:p>
          <text:p text:style-name="P50"><text:s text:c="4"/>3.6 Операторы<text:tab/>31</text:p>
          <text:p text:style-name="P50"><text:s text:c="4"/>3.7 Вывод сообщений<text:tab/>31</text:p>
          <text:p text:style-name="P48">4 Исполняемый файл<text:tab/>32</text:p>
          <text:p text:style-name="P50"><text:s text:c="4"/>4.1 Включение дополнительной информации<text:tab/>32</text:p>
          <text:p text:style-name="P48"><text:s/>Приложения<text:tab/>33</text:p>
        </text:index-body>
      </text:table-of-content>
      <text:p text:style-name="P20"/>
      <text:p text:style-name="P16"><text:bookmark text:name="__DdeLink__3080_1687056183"/></text:p>
      <text:section text:style-name="Sect2" text:name="Раздел2">
        <text:h text:outline-level="1"/>
        <text:h text:outline-level="1">Определения</text:h>
        <text:p text:style-name="P16"/>
        <text:p text:style-name="P16">Термины из источника [3]:</text:p>
        <text:p text:style-name="P16">operator – оператор (например, +, -, *, !);</text:p>
        <text:p text:style-name="P16">statement – инструкция (например, «a = b;», «if (a) {}»);</text:p>
        <text:p text:style-name="P16">expression – выражение (например, «a – b + c», «a == 1»);</text:p>
        <text:p text:style-name="P16">Составной оператор — конструкция языка программирования, состоящая из нескольких команд (операторов) языка программирования, но участвующая в программе в качестве единого оператора. [8]</text:p>
        <text:h text:outline-level="1">Введение</text:h>
        <text:p text:style-name="P16"/>
        <text:p text:style-name="P16">Наличие общего стиля программирования облегчает понимание и поддержание исходного кода, написанного несколькими программистами, а так же облегчает сотрудничество нескольких человек в развитии одного программного обеспечения <text:bookmark text:name="cite_ref-0"/>[1].</text:p>
        <text:p text:style-name="P16">Этот документ описывает рекомендации по оформлению кода на языках C и С++.</text:p>
        <text:p text:style-name="P11">Цель — создание внутреннего стандарта, для улучшения читабельности исходных кодов и в конечном счёте уменьшения времени разработки, с одновременным улучшением качества конечного продукта.</text:p>
        <text:p text:style-name="P11">Проблемы, которые возникают при отсутствии стандарта в оформлении кода:</text:p>
        <text:p text:style-name="P11">- Избыточность при оформлении исходных кодов;</text:p>
        <text:p text:style-name="абзац">- Затрудненный поиск по коду.</text:p>
        <text:p text:style-name="P11"/>
        <text:h text:outline-level="1">Требования</text:h>
        <text:h text:outline-level="2">Оформление проекта</text:h>
        <text:h text:outline-level="3">Структура пакетов</text:h>
        <text:h text:outline-level="4">Краткое описание</text:h>
        <text:p text:style-name="P16">Рабочий проект должен иметь стандартную структуру, которая может зависеть от используемых программ управления проектами. Описание структуры проекта выходит за рамки этого документа. Если в проекте имеются исходные коды на языках C/C++ то рекомендуется их объединять в директорию с именем «src». Выбор сокращенного имени каталога может сократить количество символов в путях к заголовочным файлам, что улучшает читабельность. При необходимости можно заменить имя каталога с исходными кодами на sources.</text:p>
        <text:p text:style-name="P16">Структуру директорий в src можно отражать на диаграммах UML(как и всего проекта, на диаграмме пакетов) в общей модели системы.</text:p>
        <text:p text:style-name="P16">В src должен присутствовать файл с именем main в котором присутствует точка входа в программу main().</text:p>
        <text:p text:style-name="P10"/>
        <text:h text:outline-level="4">Рекомендации</text:h>
        <text:list xml:id="list3628198418309716624" text:style-name="L1">
          <text:list-item>
            <text:list>
              <text:list-item>
                <text:list>
                  <text:list-item>
                    <text:p text:style-name="P71">Функциональные блоки исходных кодов проекта в папке src рекомендуется разбивать на каталоги.</text:p>
                  </text:list-item>
                  <text:list-item>
                    <text:p text:style-name="P71">Желательно использовать один уровень каталогов в папке src для объединения функциональности исходных кодов.</text:p>
                  </text:list-item>
                </text:list>
              </text:list-item>
            </text:list>
          </text:list-item>
        </text:list>
        <text:p text:style-name="P10"/>
        <text:h text:outline-level="4">Примеры</text:h>
        <text:p text:style-name="абзац">Структура папки src:</text:p>
        <text:p text:style-name="исходник">drivers<text:tab/>- драйвера для работы с периферией</text:p>
        <text:p text:style-name="исходник">protocols<text:tab/>- функциональность связанная с протоколами</text:p>
        <text:p text:style-name="исходник">tasks<text:tab/>- разделенные потоки(или задачи ОС)</text:p>
        <text:p text:style-name="исходник">main.cpp(или main.c)</text:p>
        <text:p text:style-name="P10"/>
        <text:h text:outline-level="2">Именование идентификаторов</text:h>
        <text:h text:outline-level="3">Общие правила именования идентификаторов</text:h>
        <text:h text:outline-level="4">Краткое описание</text:h>
        <text:p text:style-name="P16">Общие правила должны применяться ко всем идентификаторам, описанным в разделе.</text:p>
        <text:p text:style-name="P16"><text:bookmark-start text:name="_Toc285534594"/><text:bookmark-start text:name="_Toc284009143"/>Д<text:bookmark-end text:name="_Toc285534594"/><text:bookmark-end text:name="_Toc284009143"/>ля оформления имен идентификаторов были отобраны стили Паскаль и Кэмел [3].</text:p>
        <text:p text:style-name="абзац"><text:span text:style-name="T2">Паскаль –</text:span><text:span text:style-name="apple-converted-space"><text:span text:style-name="T4"> </text:span></text:span><text:span text:style-name="T2">указание этого стиля оформления идентификатора обозначает, что первая буква заглавная и все последующие первые буквы слов тоже заглавные. Например,</text:span><text:span text:style-name="apple-converted-space"><text:span text:style-name="T5"> </text:span></text:span><text:span text:style-name="T3">B</text:span><text:span text:style-name="T2">ack</text:span><text:span text:style-name="T3">C</text:span><text:span text:style-name="T2">olor,</text:span><text:span text:style-name="apple-converted-space"><text:span text:style-name="T5"> </text:span></text:span><text:span text:style-name="T3">L</text:span><text:span text:style-name="T2">ast</text:span><text:span text:style-name="T3">M</text:span><text:span text:style-name="T2">odified,</text:span><text:span text:style-name="apple-converted-space"><text:span text:style-name="T5"> </text:span></text:span><text:span text:style-name="T3">D</text:span><text:span text:style-name="T2">ate</text:span><text:span text:style-name="T3">T</text:span><text:span text:style-name="T2">ime.</text:span></text:p>
        <text:p text:style-name="абзац"><text:span text:style-name="T2">Кэмел</text:span><text:span text:style-name="apple-converted-space"><text:span text:style-name="T2"> </text:span></text:span><text:span text:style-name="T2">– указание этого стиля обозначает, что первая буква строчная, а остальные первые буквы слов заглавные.</text:span></text:p>
        <text:p text:style-name="абзац"><text:span text:style-name="T2">Например,</text:span><text:span text:style-name="apple-converted-space"><text:span text:style-name="T5"> </text:span></text:span><text:span text:style-name="T3">b</text:span><text:span text:style-name="T2">order</text:span><text:span text:style-name="T3">C</text:span><text:span text:style-name="T2">olor,</text:span><text:span text:style-name="apple-converted-space"><text:span text:style-name="T5"> </text:span></text:span><text:span text:style-name="T3">a</text:span><text:span text:style-name="T2">ccess</text:span><text:span text:style-name="T3">T</text:span><text:span text:style-name="T2">ime,</text:span><text:span text:style-name="apple-converted-space"><text:span text:style-name="T5"> </text:span></text:span><text:span text:style-name="T3">t</text:span><text:span text:style-name="T2">emplate</text:span><text:span text:style-name="T3">N</text:span><text:span text:style-name="T2">ame.</text:span></text:p>
        <text:p text:style-name="P16"/>
        <text:h text:outline-level="4">Рекомендации</text:h>
        <text:list xml:id="list673257167278762825" text:style-name="L2">
          <text:list-item>
            <text:list>
              <text:list-item>
                <text:list>
                  <text:list-item>
                    <text:p text:style-name="P66">Имена идентификаторов должны быть осмысленными и понятными.</text:p>
                  </text:list-item>
                  <text:list-item>
                    <text:p text:style-name="P66">Имена должны быть построены на основе английских слов <text:span text:style-name="T1">[5].</text:span></text:p>
                  </text:list-item>
                  <text:list-item>
                    <text:p text:style-name="P66">Рекомендуется использовать наиболее короткие английские слова.</text:p>
                  </text:list-item>
                  <text:list-item>
                    <text:p text:style-name="P66">Идентификатор не рекомендуется начинать с «_».</text:p>
                  </text:list-item>
                  <text:list-item>
                    <text:p text:style-name="P66">Допускается использовать очевидные сокращения.</text:p>
                  </text:list-item>
                  <text:list-item>
                    <text:p text:style-name="P66">Для имён рекомендуется не использовать транслит.</text:p>
                    <text:p text:style-name="P66"/>
                  </text:list-item>
                </text:list>
              </text:list-item>
            </text:list>
          </text:list-item>
        </text:list>
        <text:h text:outline-level="4">Примеры</text:h>
        <text:p text:style-name="P12"/>
        <text:p text:style-name="P12">unsigned counter;</text:p>
        <text:p text:style-name="P12">unsigned SizePacket;</text:p>
        <text:h text:outline-level="3"/>
        <text:h text:outline-level="3">Имена в макросах и условной компиляции</text:h>
        <text:h text:outline-level="4">Краткое описание</text:h>
        <text:p text:style-name="P16">В этом пункте описано именование операндов при использовании макросов и условной компиляции.</text:p>
        <text:p text:style-name="P16"/>
        <text:h text:outline-level="4">Рекомендации</text:h>
        <text:list xml:id="list7660135387477534000" text:style-name="L3">
          <text:list-item>
            <text:list>
              <text:list-item>
                <text:list>
                  <text:list-item>
                    <text:p text:style-name="P73">Имена в макросах рекомендуется писать в прописном регистре.</text:p>
                  </text:list-item>
                  <text:list-item>
                    <text:p text:style-name="P73">Знак «_» может в имени макроса заменять по смыслу пробел или точку.</text:p>
                  </text:list-item>
                  <text:list-item>
                    <text:p text:style-name="P73">Рекомендуется использовать префиксы, чтобы сгруппировать константы в макроопределениях (см. приложение В) [5].</text:p>
                  </text:list-item>
                  <text:list-item>
                    <text:p text:style-name="P73">Если под именем в макросе подразумевается имя файла, то расширение этого файла должно быть указано в конце.</text:p>
                  </text:list-item>
                  <text:list-item>
                    <text:p text:style-name="P73">Параметры для условной компиляции, задаваемые с помощью #define рекомендуется начинать и заканчивать двойным символом подчеркивания.</text:p>
                    <text:p text:style-name="P67"/>
                  </text:list-item>
                </text:list>
              </text:list-item>
            </text:list>
          </text:list-item>
        </text:list>
        <text:h text:outline-level="4">Примеры</text:h>
        <text:p text:style-name="P12"/>
        <text:p text:style-name="P12">#define SUM(x,y)<text:tab/><text:tab/>(x + y)<text:tab/>// Вычисление суммы</text:p>
        <text:p text:style-name="P12"/>
        <text:p text:style-name="P12"/>
        <text:p text:style-name="P12">#define __DEBUG__</text:p>
        <text:p text:style-name="исходник"/>
        <text:p text:style-name="исходник">#ifdef __DEBUG__</text:p>
        <text:p text:style-name="исходник">...</text:p>
        <text:p text:style-name="исходник">#endif</text:p>
        <text:p text:style-name="P11"/>
        <text:h text:outline-level="3">Имена констант</text:h>
        <text:h text:outline-level="4">Краткое описание</text:h>
        <text:p text:style-name="P16">В этом пункте описано именование констант при использовании const, #define, enum.</text:p>
        <text:p text:style-name="P16"/>
        <text:h text:outline-level="4">Рекомендации</text:h>
        <text:list xml:id="list5310806515319104417" text:style-name="L4">
          <text:list-item>
            <text:list>
              <text:list-item>
                <text:list>
                  <text:list-item>
                    <text:p text:style-name="P74">Имена в константах рекомендуется писать в прописном регистре.</text:p>
                  </text:list-item>
                  <text:list-item>
                    <text:p text:style-name="P74">Знак «_» может в имени константы заменять по смыслу пробел или точку.</text:p>
                  </text:list-item>
                </text:list>
              </text:list-item>
            </text:list>
          </text:list-item>
        </text:list>
        <text:p text:style-name="P10"/>
        <text:h text:outline-level="4">Примеры</text:h>
        <text:p text:style-name="P12"/>
        <text:p text:style-name="P12">enum { MAX_GLOB_OFFSET_X = 50 };<text:tab/><text:tab/>// С++</text:p>
        <text:p text:style-name="P12">unsigned const MAX_GLOB_OFFSET_X = 50;<text:tab/>// C</text:p>
        <text:p text:style-name="P12"/>
        <text:h text:outline-level="3"/>
        <text:h text:outline-level="3">Имена переменных, указателей, ссылок</text:h>
        <text:h text:outline-level="4">Краткое описание</text:h>
        <text:p text:style-name="P16">В этом пункте определены общие правила для имен глобальных, статических, локальных переменных, а также для указателей и ссылок.</text:p>
        <text:p text:style-name="P10"/>
        <text:h text:outline-level="4">Рекомендации</text:h>
        <text:list xml:id="list3310711836200956179" text:style-name="L5">
          <text:list-item>
            <text:list>
              <text:list-item>
                <text:list>
                  <text:list-item>
                    <text:p text:style-name="P75">Имя переменной, указателя, ссылки должно соответствовать стилю Кэмел.</text:p>
                  </text:list-item>
                  <text:list-item>
                    <text:p text:style-name="P88">Счетчики в циклах рекомендуется называть в соответствии с сущностями, перебор которых осуществляется. Использование имен i, j, k допустимо лишь для очевидных простых циклов.</text:p>
                  </text:list-item>
                  <text:list-item>
                    <text:p text:style-name="P88">Количество итераций в циклах должно быть обозначено осмысленными идентификаторами.</text:p>
                  </text:list-item>
                  <text:list-item>
                    <text:p text:style-name="P88">Для переменных (за исключением указателей, которые могут начинаться с префикса p) не рекомендуется использовать префиксы.</text:p>
                  </text:list-item>
                  <text:list-item>
                    <text:p text:style-name="P75">Рекомендуется не использовать подчеркивание для отделения слов внутри переменных, указателей и ссылок [3].</text:p>
                    <text:p text:style-name="P32"/>
                  </text:list-item>
                </text:list>
              </text:list-item>
            </text:list>
          </text:list-item>
        </text:list>
        <text:h text:outline-level="4">Примеры</text:h>
        <text:p text:style-name="P16"/>
        <text:p text:style-name="исходник">unsigned int maxSize;</text:p>
        <text:p text:style-name="исходник"/>
        <text:p text:style-name="исходник">unsigned char *pString;</text:p>
        <text:p text:style-name="исходник"/>
        <text:p text:style-name="P13">for (month = 1; <text:s/>month &lt;= MONTH_IN_YEAR; <text:s/>month++)</text:p>
        <text:p text:style-name="P13">{</text:p>
        <text:p text:style-name="P13">…</text:p>
        <text:p text:style-name="P13">}</text:p>
        <text:h text:outline-level="3"/>
        <text:h text:outline-level="3">Перечисляемый тип</text:h>
        <text:h text:outline-level="4">Краткое описание</text:h>
        <text:p text:style-name="P16">В этом пункте описаны рекомендации для именования перечисляемого типа, а также именование элементов перечисления.</text:p>
        <text:p text:style-name="P16"/>
        <text:h text:outline-level="4">Рекомендации</text:h>
        <text:list xml:id="list4250268601387989172" text:style-name="L6">
          <text:list-item>
            <text:list>
              <text:list-item>
                <text:list>
                  <text:list-item>
                    <text:p text:style-name="P76">Имя перечисления должно соответствовать стилю Паскаль.</text:p>
                  </text:list-item>
                  <text:list-item>
                    <text:p text:style-name="P76">Не используйте суффикс Enum в названии типа, вместо этого используйте более конкретный суффикс, например Style, Type, Mode, State.</text:p>
                  </text:list-item>
                  <text:list-item>
                    <text:p text:style-name="P76">Записывайте значения перечисления на отдельных строках. Если элементы имеют определенный семантический порядок, описывайте их именно так, иначе используйте алфавитный порядок.</text:p>
                  </text:list-item>
                  <text:list-item>
                    <text:p text:style-name="P76">Имена членов перечисления не должны содержать имени перечисления и другой не относящейся к конкретному значению информации.</text:p>
                    <text:p text:style-name="P33"/>
                  </text:list-item>
                </text:list>
              </text:list-item>
            </text:list>
          </text:list-item>
        </text:list>
        <text:h text:outline-level="4">Примеры</text:h>
        <text:p text:style-name="P16"/>
        <text:p text:style-name="P12">enum <text:span text:style-name="T6">Error</text:span>Type</text:p>
        <text:p text:style-name="P12">{</text:p>
        <text:p text:style-name="P12"><text:tab/>RETRANSMIT,<text:tab/><text:tab/>// Ретрансляция данных</text:p>
        <text:p text:style-name="P12"><text:tab/>WRAP,<text:tab/><text:tab/><text:tab/>// Обертка данных</text:p>
        <text:p text:style-name="P12"><text:tab/>DEBUG,<text:tab/><text:tab/><text:tab/>// Вывод отладочного сообщения</text:p>
        <text:p text:style-name="P12">};</text:p>
        <text:h text:outline-level="3"/>
        <text:h text:outline-level="3">Функции и методы</text:h>
        <text:h text:outline-level="4">Краткое описание</text:h>
        <text:p text:style-name="P18">В этом пункте описано именование функций и методов класса.</text:p>
        <text:p text:style-name="P10"/>
        <text:h text:outline-level="4">Рекомендации</text:h>
        <text:list xml:id="list3914750688833302214" text:style-name="L7">
          <text:list-item>
            <text:list>
              <text:list-item>
                <text:list>
                  <text:list-item>
                    <text:p text:style-name="P77">Имя функции или метода должно соответствовать стилю Кэмел.</text:p>
                  </text:list-item>
                  <text:list-item>
                    <text:p text:style-name="P77">Названия функций и методов рекомендуется начинать с глагола за которым следует существительное, относящееся к глаголу.</text:p>
                  </text:list-item>
                  <text:list-item>
                    <text:p text:style-name="P77">Рекомендуется не усложнять прототип метода «зарезервированными» параметрами, которые, возможно, будут использоваться в будущих версиях реализации. Если в будущем понадобится новый параметр, используйте перегрузку методов.</text:p>
                  </text:list-item>
                  <text:list-item>
                    <text:p text:style-name="P77">Рекомендуется заменять предлог to на 2. В этом случае после 2 следует строчная буква.</text:p>
                    <text:p text:style-name="P34"/>
                  </text:list-item>
                </text:list>
              </text:list-item>
            </text:list>
          </text:list-item>
        </text:list>
        <text:h text:outline-level="4">Примеры</text:h>
        <text:p text:style-name="P16"/>
        <text:p text:style-name="исходник"><text:span text:style-name="Source_20_Text"><text:span text:style-name="T7">int str2int&lt;TYPE&gt;(char *str)</text:span></text:span></text:p>
        <text:p text:style-name="исходник"><text:span text:style-name="Source_20_Text"><text:span text:style-name="T7">{</text:span></text:span></text:p>
        <text:p text:style-name="исходник"><text:span text:style-name="Source_20_Text"><text:span text:style-name="T7"><text:tab/>...</text:span></text:span></text:p>
        <text:p text:style-name="исходник"><text:span text:style-name="Source_20_Text"><text:span text:style-name="T7"><text:tab/>return 0;</text:span></text:span></text:p>
        <text:p text:style-name="исходник"><text:span text:style-name="Source_20_Text"><text:span text:style-name="T7">}</text:span></text:span></text:p>
        <text:p text:style-name="исходник"><text:span text:style-name="Source_20_Text"><text:span text:style-name="T2"/></text:span></text:p>
        <text:p text:style-name="исходник"><text:bookmark text:name="c0_26"/><text:bookmark text:name="c0"/><text:span text:style-name="Source_20_Text"><text:span text:style-name="T7">void </text:span></text:span><text:bookmark text:name="m_c0_0"/><text:span text:style-name="Source_20_Text"><text:span text:style-name="T7">getPacket(char* string, int len);</text:span></text:span></text:p>
        <text:p text:style-name="исходник"><text:span text:style-name="Source_20_Text"><text:span text:style-name="T7"/></text:span></text:p>
        <text:h text:outline-level="3"/>
        <text:h text:outline-level="3">Структуры и классы</text:h>
        <text:h text:outline-level="4">Краткое описание</text:h>
        <text:p text:style-name="P18">В этом пункте описано именование структур и классов.</text:p>
        <text:p text:style-name="P16"/>
        <text:h text:outline-level="4">Рекомендации</text:h>
        <text:list xml:id="list5614540718380495430" text:style-name="L8">
          <text:list-item>
            <text:list>
              <text:list-item>
                <text:list>
                  <text:list-item>
                    <text:p text:style-name="P78">Для имени структуры или класса рекомендуется использовать стиль Паскаль.</text:p>
                  </text:list-item>
                  <text:list-item>
                    <text:p text:style-name="P81">Имя класса должно быть образовано от существительного (одного или нескольких прилагательных и существительных) для имени класса.</text:p>
                  </text:list-item>
                  <text:list-item>
                    <text:p text:style-name="P78">При необходимости можно указать префикс 1-3 символа английскими буквами в прописном регистре. При этом не желательно использовать префикс «C».</text:p>
                  </text:list-item>
                  <text:list-item>
                    <text:p text:style-name="P78">Имена структурам и классам рекомендуется давать в единственном числе.</text:p>
                  </text:list-item>
                  <text:list-item>
                    <text:p text:style-name="P78">Для базового класса, предназначенного не для прямого использования, а для наследования, следует использовать суффикс Base. Например, CollectionBase. Такие классы также стоит делать абстрактными.</text:p>
                  </text:list-item>
                  <text:list-item>
                    <text:p text:style-name="P78">Коллекциям нужно давать имя в виде &lt;ИмяЭлемента&gt;Collection. Переменным же этих типов лучше давать имена, являющиеся множественным числом от элемента. Например, коллекция кнопок должна иметь имя ButtonCollection, а переменная buttons.</text:p>
                    <text:p text:style-name="P35"/>
                  </text:list-item>
                </text:list>
              </text:list-item>
            </text:list>
          </text:list-item>
        </text:list>
        <text:h text:outline-level="4">Примеры</text:h>
        <text:p text:style-name="P16"/>
        <text:p text:style-name="ГОСТ_20_исходник">class <text:span text:style-name="T1">VirtualPort</text:span></text:p>
        <text:p text:style-name="ГОСТ_20_исходник">{</text:p>
        <text:p text:style-name="ГОСТ_20_исходник"><text:tab/>public:</text:p>
        <text:p text:style-name="ГОСТ_20_исходник"><text:tab/><text:tab/><text:span text:style-name="T1">virtual void open();</text:span></text:p>
        <text:p text:style-name="P24"><text:tab/><text:tab/>virtual void close();</text:p>
        <text:p text:style-name="ГОСТ_20_исходник">};</text:p>
        <text:p text:style-name="P23"/>
        <text:p text:style-name="P12"/>
        <text:p text:style-name="P16"/>
        <text:h text:outline-level="3"/>
        <text:h text:outline-level="3">Пространства имён</text:h>
        <text:h text:outline-level="4">Краткое описание</text:h>
        <text:p text:style-name="P18">В этом пункте описано именование пространств имён.</text:p>
        <text:p text:style-name="P16"/>
        <text:h text:outline-level="4">Рекомендации</text:h>
        <text:list xml:id="list4242024022399865736" text:style-name="L9">
          <text:list-item>
            <text:list>
              <text:list-item>
                <text:list>
                  <text:list-item>
                    <text:p text:style-name="P79">Рекомендуется использовать стиль Паскаль.</text:p>
                  </text:list-item>
                  <text:list-item>
                    <text:p text:style-name="P79">Для пространства имен рекомендуется использовать название подсистемы или существенной части проекта. Так же возможна (и приветствуется) изоляция в пространстве имен элементов перечислений, для эмуляции возможности обращения к элементу перечисления через имя перечисления.</text:p>
                  </text:list-item>
                </text:list>
              </text:list-item>
            </text:list>
          </text:list-item>
        </text:list>
        <text:p text:style-name="P10"/>
        <text:h text:outline-level="4">Примеры</text:h>
        <text:p text:style-name="P30"/>
        <text:p text:style-name="P24">namespace Errors</text:p>
        <text:p text:style-name="P24">{</text:p>
        <text:p text:style-name="ГОСТ_20_исходник"><text:span text:style-name="T1">enum</text:span> <text:span text:style-name="T1">ErrCode</text:span></text:p>
        <text:p text:style-name="P24">{</text:p>
        <text:p text:style-name="ГОСТ_20_исходник"><text:tab/><text:span text:style-name="T1"><text:tab/>OK</text:span>,<text:tab/><text:tab/><text:tab/>// Ошибок нет</text:p>
        <text:p text:style-name="ГОСТ_20_исходник"><text:tab/><text:tab/><text:span text:style-name="T1">NO</text:span>_<text:span text:style-name="T1">DATA</text:span>,<text:tab/><text:tab/><text:tab/>// Данные отсутствуют</text:p>
        <text:p text:style-name="ГОСТ_20_исходник"><text:tab/><text:tab/><text:span text:style-name="T1">INVALID</text:span>_<text:span text:style-name="T1">PARAMS</text:span>,<text:tab/><text:tab/>// Некорректные параметры</text:p>
        <text:p text:style-name="ГОСТ_20_исходник">};</text:p>
        <text:p text:style-name="ГОСТ_20_исходник">}</text:p>
        <text:p text:style-name="P25">Errors::ErrCode err = Errors::OK;</text:p>
        <text:h text:outline-level="3"/>
        <text:h text:outline-level="3">Имена меток</text:h>
        <text:h text:outline-level="4">Краткое описание</text:h>
        <text:p text:style-name="P18">Метки используются в сочетание с оператором goto. При этом использование безусловного перехода рекомендуется избегать.</text:p>
        <text:p text:style-name="P10"/>
        <text:h text:outline-level="4">Рекомендации</text:h>
        <text:list xml:id="list6714004719034351121" text:style-name="L10">
          <text:list-item>
            <text:list>
              <text:list-item>
                <text:list>
                  <text:list-item>
                    <text:p text:style-name="P80">Имена меток рекомендуется задавать строчными буквами.</text:p>
                  </text:list-item>
                  <text:list-item>
                    <text:p text:style-name="P80">Рекомендуется использовать «_» вместо пробела или точки.</text:p>
                  </text:list-item>
                  <text:list-item>
                    <text:p text:style-name="P80">Рекомендуется первым словом в имени использовать глагол.</text:p>
                    <text:p text:style-name="P36"/>
                  </text:list-item>
                </text:list>
              </text:list-item>
            </text:list>
          </text:list-item>
        </text:list>
        <text:h text:outline-level="4">Примеры</text:h>
        <text:p text:style-name="P16"/>
        <text:p text:style-name="P12">restart_point:</text:p>
        <text:h text:outline-level="3"/>
        <text:h text:outline-level="3">Имена типов данных</text:h>
        <text:h text:outline-level="4">Краткое описание</text:h>
        <text:p text:style-name="P16">Имена типов данных, определенные пользователем.</text:p>
        <text:p text:style-name="P10"/>
        <text:h text:outline-level="4">Рекомендации</text:h>
        <text:list xml:id="list3806676204117660987" text:style-name="L11">
          <text:list-item>
            <text:list>
              <text:list-item>
                <text:list>
                  <text:list-item>
                    <text:p text:style-name="P68">Имена типов данных рекомендуется задавать в стиле Кэмел.</text:p>
                    <text:p text:style-name="P37"/>
                  </text:list-item>
                </text:list>
              </text:list-item>
            </text:list>
          </text:list-item>
        </text:list>
        <text:h text:outline-level="4">Примеры</text:h>
        <text:p text:style-name="P16"/>
        <text:p text:style-name="исходник">typedef <text:s/>unsigned int ModuleID;</text:p>
        <text:p text:style-name="исходник"/>
        <text:p text:style-name="исходник"><text:span text:style-name="Source_20_Text"><text:span text:style-name="T8">enum MyEnum {VAL1, VAL2, VAL3};</text:span></text:span></text:p>
        <text:p text:style-name="исходник"><text:span text:style-name="Source_20_Text"><text:span text:style-name="T8">char * getStringFromEnum(MyEnum t</text:span></text:span><text:span text:style-name="Source_20_Text"><text:span text:style-name="T9">ype</text:span></text:span><text:span text:style-name="Source_20_Text"><text:span text:style-name="T8">String)</text:span></text:span></text:p>
        <text:p text:style-name="исходник"><text:span text:style-name="Source_20_Text"><text:span text:style-name="T8">{</text:span></text:span></text:p>
        <text:p text:style-name="исходник"><text:span text:style-name="Source_20_Text"><text:span text:style-name="T8"><text:tab/>switch t</text:span></text:span><text:span text:style-name="Source_20_Text"><text:span text:style-name="T9">ype</text:span></text:span><text:span text:style-name="Source_20_Text"><text:span text:style-name="T8">String</text:span></text:span></text:p>
        <text:p text:style-name="исходник"><text:span text:style-name="Source_20_Text"><text:span text:style-name="T8"><text:tab/>{</text:span></text:span></text:p>
        <text:p text:style-name="исходник"><text:span text:style-name="Source_20_Text"><text:span text:style-name="T8"><text:tab/><text:tab/>case VAL1:<text:tab/><text:tab/>return "Value 1";</text:span></text:span></text:p>
        <text:p text:style-name="исходник"><text:span text:style-name="Source_20_Text"><text:span text:style-name="T8"><text:tab/><text:tab/>case VAL2:<text:tab/><text:tab/>return "Value 2";</text:span></text:span></text:p>
        <text:p text:style-name="исходник"><text:span text:style-name="Source_20_Text"><text:span text:style-name="T8"><text:tab/><text:tab/>case VAL3:<text:tab/><text:tab/>return "Value 3";</text:span></text:span></text:p>
        <text:p text:style-name="исходник"><text:span text:style-name="Source_20_Text"><text:span text:style-name="T8"><text:tab/><text:tab/>default:<text:tab/><text:tab/>return "Default";</text:span></text:span></text:p>
        <text:p text:style-name="исходник"><text:span text:style-name="Source_20_Text"><text:span text:style-name="T8"><text:tab/>}</text:span></text:span></text:p>
        <text:p text:style-name="исходник"><text:span text:style-name="Source_20_Text"><text:span text:style-name="T8">}</text:span></text:span></text:p>
        <text:h text:outline-level="3"/>
        <text:h text:outline-level="3">Имена параметров в шаблонах</text:h>
        <text:h text:outline-level="4">Краткое описание</text:h>
        <text:p text:style-name="ГОСТ_20_абзац">Этот пункт описывает именование параметров при оформлении шаблонов функций, классов.</text:p>
        <text:p text:style-name="ГОСТ_20_абзац"/>
        <text:h text:outline-level="4">Рекомендации</text:h>
        <text:list xml:id="list2764404514138324125" text:style-name="L12">
          <text:list-item>
            <text:list>
              <text:list-item>
                <text:list>
                  <text:list-item>
                    <text:p text:style-name="P89">Имена параметров в угловых скобках рекомендуется писать одной прописной буквой «T».</text:p>
                  </text:list-item>
                  <text:list-item>
                    <text:p text:style-name="P89">Допускается добавление цифры к «T».</text:p>
                    <text:p text:style-name="P38"/>
                  </text:list-item>
                </text:list>
              </text:list-item>
            </text:list>
          </text:list-item>
        </text:list>
        <text:h text:outline-level="4">Примеры</text:h>
        <text:p text:style-name="P16"/>
        <text:p text:style-name="P12">template &lt;class T&gt;</text:p>
        <text:p text:style-name="P12">T getMax(T value1, T value2, T value3)</text:p>
        <text:p text:style-name="P12">{</text:p>
        <text:p text:style-name="P12"><text:tab/>T max = value1;</text:p>
        <text:p text:style-name="P12"><text:tab/>if (value2 &gt; max) max = value2;</text:p>
        <text:p text:style-name="P12"><text:tab/>if (value3 &gt; max) max = value3;</text:p>
        <text:p text:style-name="P12"><text:tab/>return max;</text:p>
        <text:p text:style-name="P12">}</text:p>
        <text:h text:outline-level="2"/>
        <text:h text:outline-level="2">Форматирование</text:h>
        <text:h text:outline-level="3">Оформление файлов исходных кодов</text:h>
        <text:h text:outline-level="4">Краткое описание</text:h>
        <text:p text:style-name="P16">В этом пункте содержатся рекомендации по оформлению исходных файлов с расширениями *.с, *.cpp, *.h.</text:p>
        <text:p text:style-name="P16"/>
        <text:h text:outline-level="4">Рекомендации</text:h>
        <text:list xml:id="list8823681716527663584" text:style-name="L13">
          <text:list-item>
            <text:list>
              <text:list-item>
                <text:list>
                  <text:list-item>
                    <text:p text:style-name="P82">Для включения заголовочных файлов рекомендуется использовать следующий порядок <text:span text:style-name="T1">[4]</text:span>:</text:p>
                    <text:p text:style-name="P69">-локальные заголовки;</text:p>
                    <text:p text:style-name="P69">-проектные заголовки;</text:p>
                    <text:p text:style-name="P69">-системные заголовки.</text:p>
                  </text:list-item>
                  <text:list-item>
                    <text:p text:style-name="P82">В комментариях каждого заголовочного файла должна присутствовать </text:p>
                    <text:p text:style-name="P82">следующая информация <text:span text:style-name="T1">(</text:span><text:span text:style-name="T2">см. шаблоны)</text:span>:</text:p>
                    <text:p text:style-name="P69"><text:span text:style-name="T1">- </text:span>название фирмы;</text:p>
                    <text:p text:style-name="P69"><text:span text:style-name="T1">- </text:span>информация об авторе;</text:p>
                    <text:p text:style-name="P69"><text:span text:style-name="T1">- </text:span>дата создания файла;</text:p>
                    <text:p text:style-name="P70">- <text:span text:style-name="T2">назначение заголовочного и соответствующего ему исходного файла.</text:span></text:p>
                  </text:list-item>
                  <text:list-item>
                    <text:p text:style-name="P82">Функциональные блоки, такие как классы, функции, методы классов должны быть разделены пустыми строками.</text:p>
                  </text:list-item>
                  <text:list-item>
                    <text:p text:style-name="P82">После объявления всех переменных или атрибутов в функциональном блоке должна быть пустая строка, для отделения секции объявления от исполняемого кода.</text:p>
                  </text:list-item>
                </text:list>
              </text:list-item>
            </text:list>
          </text:list-item>
        </text:list>
        <text:p text:style-name="абзац"/>
        <text:h text:outline-level="4">Примеры</text:h>
        <text:p text:style-name="абзац">Файл config.cpp:</text:p>
        <text:p text:style-name="P12">#include "config.h"</text:p>
        <text:p text:style-name="P12">#include "bl_options.h"</text:p>
        <text:p text:style-name="P12">#include &lt;string.h&gt;</text:p>
        <text:p text:style-name="P11"/>
        <text:p text:style-name="P12">/*</text:p>
        <text:p text:style-name="P12"><text:tab/>Получение размера записи по ее заголовку</text:p>
        <text:p text:style-name="P12">*/</text:p>
        <text:p text:style-name="P12">uint32_t MeasureLog::getReceiveSize(unsigned short dtype)</text:p>
        <text:p text:style-name="P12">{</text:p>
        <text:p text:style-name="P12"><text:soft-page-break/><text:tab/>...</text:p>
        <text:p text:style-name="P12"><text:tab/>return (0);<text:tab/><text:tab/><text:tab/><text:tab/><text:tab/><text:tab/></text:p>
        <text:p text:style-name="P12">}</text:p>
        <text:h text:outline-level="3">Комментарии</text:h>
        <text:h text:outline-level="4">Краткое описание</text:h>
        <text:p text:style-name="P16">Комментарии пишутся для пояснения назначения отдельных блоков, функций и классов программы.</text:p>
        <text:p text:style-name="P16"/>
        <text:h text:outline-level="4">Рекомендации</text:h>
        <text:p text:style-name="P17">Общие</text:p>
        <text:list xml:id="list7370300529599588350" text:style-name="L14">
          <text:list-item>
            <text:list>
              <text:list-item>
                <text:list>
                  <text:list-item>
                    <text:p text:style-name="P90">Комментарии рекомендуется писать на русском языке, придерживаясь грамматических правил.</text:p>
                  </text:list-item>
                </text:list>
              </text:list-item>
            </text:list>
          </text:list-item>
        </text:list>
        <text:p text:style-name="P17">Однострочные</text:p>
        <text:list xml:id="list164436407836287" text:continue-numbering="true" text:style-name="L14">
          <text:list-item>
            <text:list>
              <text:list-item>
                <text:list>
                  <text:list-item>
                    <text:p text:style-name="P90">После обозначения комментария «//» следует пробел.</text:p>
                  </text:list-item>
                  <text:list-item>
                    <text:p text:style-name="P90">Комментарии должны находиться на уровне того оператора, которому они соответствуют.</text:p>
                  </text:list-item>
                  <text:list-item>
                    <text:p text:style-name="P90">Рекомендуется не комментировать строки на уровне детализации назначения оператора или операций.</text:p>
                  </text:list-item>
                  <text:list-item>
                    <text:p text:style-name="P90">Однострочные комментарии рекомендуется выравнивать с комментариями на других строках. При этом минимальное расстояние от левого края исходного файла — 20 табуляций(по 4 пробела). Минимальное расстояние от конца строки с компилируемой частью исходного кода — 1 знак табуляции.</text:p>
                  </text:list-item>
                </text:list>
              </text:list-item>
            </text:list>
          </text:list-item>
        </text:list>
        <text:p text:style-name="P17">Многострочные</text:p>
        <text:list xml:id="list164436187289047" text:continue-numbering="true" text:style-name="L14">
          <text:list-item>
            <text:list>
              <text:list-item>
                <text:list>
                  <text:list-item>
                    <text:p text:style-name="P90">В многострочном комментарии строки с обозначением начала и конца комментария рекомендуется оставлять пустыми и начинать текстовое описание со следующей строки.</text:p>
                  </text:list-item>
                  <text:list-item>
                    <text:p text:style-name="P90">Отклонения от рекомендаций оформления допускается в случае, когда комментарии используются для автоматической генерации исходного кода или документации.</text:p>
                    <text:p text:style-name="P39"/>
                  </text:list-item>
                </text:list>
              </text:list-item>
            </text:list>
          </text:list-item>
        </text:list>
        <text:h text:outline-level="4">Примеры</text:h>
        <text:p text:style-name="P16"/>
        <text:p text:style-name="P12"><text:span text:style-name="T1">s</text:span>entCount = 0;<text:tab/>// Количество записей в таблице отправки</text:p>
        <text:p text:style-name="P12"/>
        <text:p text:style-name="P12">/*</text:p>
        <text:p text:style-name="P12"><text:tab/>&lt;описание&gt;</text:p>
        <text:p text:style-name="P12">*/</text:p>
        <text:p text:style-name="P16"><text:soft-page-break/></text:p>
        <text:p text:style-name="P16"/>
        <text:p text:style-name="ГОСТ_20_абзац">Пример комментарииев в главном исходном файле</text:p>
        <text:p text:style-name="P12">/**</text:p>
        <text:p text:style-name="P12"><text:tab/>Автор:<text:tab/><text:tab/></text:p>
        <text:p text:style-name="P12"><text:tab/>Архитектура МК:<text:tab/>PIC18 SERIES</text:p>
        <text:p text:style-name="P12"><text:tab/>Версия программы:<text:tab/>1.03</text:p>
        <text:p text:style-name="P12"><text:tab/>Дата создания:<text:tab/>14.09.2010<text:tab/>19:08:58</text:p>
        <text:p text:style-name="P12"><text:tab/>Дата обновления:<text:tab/>25.10.2010<text:tab/>11:08:58<text:tab/></text:p>
        <text:p text:style-name="P12"><text:tab/>Компилятор:<text:tab/><text:tab/>Hi-Tech C PRO for the PIC18 MCU Family v 9.63 PL1</text:p>
        <text:p text:style-name="P12"><text:tab/>Краткое описание:<text:tab/></text:p>
        <text:p text:style-name="P12"><text:tab/>Название организации:</text:p>
        <text:p text:style-name="P12"><text:tab/>Название проекта:<text:tab/>Reader</text:p>
        <text:p text:style-name="P12"><text:tab/>Обеспечение:<text:tab/>Eclipse Helios v 3.6 CDT</text:p>
        <text:p text:style-name="P12"/>
        <text:p text:style-name="P12"><text:tab/>Общее описание</text:p>
        <text:p text:style-name="P11"/>
        <text:p text:style-name="P12">*/</text:p>
        <text:h text:outline-level="3"/>
        <text:h text:outline-level="3">Запятые, точки с запятой</text:h>
        <text:h text:outline-level="4">Краткое описание</text:h>
        <text:p text:style-name="P29">В этом пункте описано форматирование запятых и точек с запятой, которые могут присутствовать в списках параметров или операторах.</text:p>
        <text:p text:style-name="P10"/>
        <text:h text:outline-level="4">Рекомендации</text:h>
        <text:list xml:id="list6039652454756331721" text:style-name="L15">
          <text:list-item>
            <text:list>
              <text:list-item>
                <text:list>
                  <text:list-item>
                    <text:p text:style-name="P91">После каждой запятой ставится пробел.</text:p>
                  </text:list-item>
                  <text:list-item>
                    <text:p text:style-name="P83">Если после точки с запятой идут символы (кроме комментариев), то они отделяются двумя пробелами.</text:p>
                  </text:list-item>
                  <text:list-item>
                    <text:p text:style-name="P91">До запятой или точки с запятой пробел не ставится.</text:p>
                  </text:list-item>
                  <text:list-item>
                    <text:p text:style-name="P83">После запятой ставится один пробел.</text:p>
                  </text:list-item>
                </text:list>
              </text:list-item>
            </text:list>
          </text:list-item>
        </text:list>
        <text:list xml:id="list164436454069413" text:continue-list="list5614540718380495430" text:style-name="L8">
          <text:list-item>
            <text:list>
              <text:list-item>
                <text:list>
                  <text:list-header>
                    <text:p text:style-name="P92"/>
                  </text:list-header>
                </text:list>
              </text:list-item>
            </text:list>
          </text:list-item>
        </text:list>
        <text:h text:outline-level="4">Примеры</text:h>
        <text:p text:style-name="P16"/>
        <text:p text:style-name="P12">for(i = 1; <text:s/>i&lt;=10; <text:s/>i++);</text:p>
        <text:p text:style-name="P12"/>
        <text:p text:style-name="P12">int getPacket(unsigned char *pData, unsigned int iSizePacket)</text:p>
        <text:p text:style-name="P11">…</text:p>
        <text:p text:style-name="P12"/>
        <text:p text:style-name="P12"/>
        <text:h text:outline-level="3"/>
        <text:h text:outline-level="3">Операции</text:h>
        <text:h text:outline-level="4">Краткое описание</text:h>
        <text:p text:style-name="P16">В этом пункте описаны правила оформления стандартных операций для C/C++.</text:p>
        <text:p text:style-name="P10"/>
        <text:h text:outline-level="4">Рекомендации</text:h>
        <text:list xml:id="list7940907122700101777" text:style-name="L16">
          <text:list-item>
            <text:list>
              <text:list-item>
                <text:list>
                  <text:list-item>
                    <text:p text:style-name="P93">Унарные операции должны размещаться после их операндов без разделяющего пробела [6].</text:p>
                  </text:list-item>
                  <text:list-item>
                    <text:p text:style-name="P93">С обеих сторон бинарных операций следует ставить пробелы [6].</text:p>
                    <text:p text:style-name="P40"/>
                  </text:list-item>
                </text:list>
              </text:list-item>
            </text:list>
          </text:list-item>
        </text:list>
        <text:h text:outline-level="4">Примеры</text:h>
        <text:p text:style-name="P16"/>
        <text:p text:style-name="P12">i++;</text:p>
        <text:p text:style-name="P12">aPacket[0] &amp;= MASK_HWORD;</text:p>
        <text:p text:style-name="P16"/>
        <text:h text:outline-level="3"/>
        <text:h text:outline-level="3">Операторы</text:h>
        <text:h text:outline-level="4">Краткое описание</text:h>
        <text:p text:style-name="P29">В этом пункте описаны общие принципы форматирования операторов.</text:p>
        <text:p text:style-name="P29"/>
        <text:h text:outline-level="4">Рекомендации</text:h>
        <text:list xml:id="list6897498362008605058" text:style-name="L17">
          <text:list-item>
            <text:p text:style-name="P94">В общем случае для операторов, использующих составной оператор рекомендуется использовать стиль Олмана [4]:</text:p>
            <text:p text:style-name="P53">if (&lt;cond&gt;)</text:p>
            <text:p text:style-name="P53">{</text:p>
            <text:p text:style-name="P53"><text:tab/>&lt;body&gt;</text:p>
            <text:p text:style-name="P53">}</text:p>
            <text:p text:style-name="P41"/>
          </text:list-item>
          <text:list-item>
            <text:p text:style-name="P94">Если при использовании оператора switch приходится размещать два case оператора, то второму case должен предшествовать знак табуляции, выравнивающий его с другими подобными операторами в табличном стиле.</text:p>
            <text:p text:style-name="P96"/>
          </text:list-item>
        </text:list>
        <text:h text:outline-level="4">Примеры</text:h>
        <text:p text:style-name="P10"/>
        <text:p text:style-name="ГОСТ_20_исходник"><text:span text:style-name="T10">switch (</text:span><text:span text:style-name="T11">g</text:span><text:span text:style-name="T10">rade)</text:span></text:p>
        <text:p text:style-name="ГОСТ_20_исходник">{</text:p>
        <text:p text:style-name="ГОСТ_20_исходник"><text:tab/>case 'A':</text:p>
        <text:p text:style-name="ГОСТ_20_исходник"><text:tab/>case 'a':</text:p>
        <text:p text:style-name="ГОСТ_20_исходник"><text:tab/><text:tab/>aCount++;</text:p>
        <text:p text:style-name="ГОСТ_20_исходник"><text:tab/><text:tab/>break;</text:p>
        <text:p text:style-name="ГОСТ_20_исходник"><text:tab/>case '\n':</text:p>
        <text:p text:style-name="ГОСТ_20_исходник"><text:tab/>case ' ':</text:p>
        <text:p text:style-name="ГОСТ_20_исходник"><text:tab/><text:tab/>aCount++;</text:p>
        <text:p text:style-name="ГОСТ_20_исходник"><text:tab/><text:tab/>break;</text:p>
        <text:p text:style-name="ГОСТ_20_исходник"><text:tab/>default:</text:p>
        <text:p text:style-name="ГОСТ_20_исходник"><text:tab/><text:tab/>break;</text:p>
        <text:p text:style-name="ГОСТ_20_исходник">}</text:p>
        <text:h text:outline-level="3">Стиль описания структур и классов</text:h>
        <text:h text:outline-level="4">Краткое описание</text:h>
        <text:p text:style-name="P16">Этот стиль относится к оформлению исходных кодов C++.</text:p>
        <text:p text:style-name="P10"/>
        <text:h text:outline-level="4">Рекомендации</text:h>
        <text:list xml:id="list5901275011754039562" text:style-name="L18">
          <text:list-item>
            <text:list>
              <text:list-item>
                <text:list>
                  <text:list-item>
                    <text:p text:style-name="P95">Назначение классов и структур лучше всего описывать в комментариях перед классом многострочными комментариями.</text:p>
                  </text:list-item>
                  <text:list-item>
                    <text:p text:style-name="P95">Спецификаторы доступа находятся на один уровень табуляции правее от левого края класса, а объявления атрибутов и методов находятся на следующем уровне.</text:p>
                    <text:p text:style-name="P42"/>
                  </text:list-item>
                </text:list>
              </text:list-item>
            </text:list>
          </text:list-item>
        </text:list>
        <text:h text:outline-level="4">Примеры</text:h>
        <text:p text:style-name="P16"/>
        <text:p text:style-name="исходник">/*<text:tab/></text:p>
        <text:p text:style-name="исходник"><text:tab/>Автор:</text:p>
        <text:p text:style-name="исходник"><text:tab/>Дата создания:</text:p>
        <text:p text:style-name="P12"><text:tab/>Название организации:</text:p>
        <text:p text:style-name="исходник"><text:tab/>Назначение: <text:span text:style-name="T2">Класс Openable</text:span><text:span text:style-name="T1">Base</text:span></text:p>
        <text:p text:style-name="P12">*/</text:p>
        <text:p text:style-name="P12">#ifndef <text:span text:style-name="T1">OPENABLE_BASE_H</text:span></text:p>
        <text:p text:style-name="P12">#define <text:span text:style-name="T1">OPENABLE_BASE_H</text:span></text:p>
        <text:p text:style-name="P12"/>
        <text:p text:style-name="P12">/*</text:p>
        <text:p text:style-name="P12"><text:tab/>Описание: Определяет возможность открытия/закрытия <text:s/>чего либо.</text:p>
        <text:p text:style-name="P12">*/</text:p>
        <text:p text:style-name="P12">class Openable<text:span text:style-name="T1">Base</text:span></text:p>
        <text:p text:style-name="P12">{</text:p>
        <text:p text:style-name="P12"><text:tab/>public:</text:p>
        <text:p text:style-name="P12"><text:tab/><text:tab/>virtual ~Openable() {} </text:p>
        <text:p text:style-name="P12"><text:tab/><text:tab/>virtual void open()=0;</text:p>
        <text:p text:style-name="P12"><text:tab/><text:tab/>virtual void close()=0;</text:p>
        <text:p text:style-name="P12">};</text:p>
        <text:p text:style-name="P12"/>
        <text:p text:style-name="P12">#endif<text:tab/>// <text:span text:style-name="T1">OPENABLE_BASE_H</text:span></text:p>
        <text:h text:outline-level="3"/>
        <text:h text:outline-level="3">Скобки</text:h>
        <text:h text:outline-level="4">Краткое описание</text:h>
        <text:p text:style-name="P16">К скобкам в этом пункте обносятся символы «()», «[]», «{}».</text:p>
        <text:p text:style-name="P16"/>
        <text:h text:outline-level="4">Рекомендации</text:h>
        <text:list xml:id="list6196356013860714658" text:style-name="L19">
          <text:list-item>
            <text:list>
              <text:list-item>
                <text:list>
                  <text:list-item>
                    <text:p text:style-name="P98">Рядом со скобками пробелы не ставятся, если скобка не находится рядом с операцией, которая выделена пробелами.</text:p>
                  </text:list-item>
                  <text:list-item>
                    <text:p text:style-name="P98">Фигурные скобки «{}», относящееся к составным операторам, функциям, классам <text:s/>должны находиться на одном уровне от левого края.</text:p>
                    <text:p text:style-name="P43"/>
                  </text:list-item>
                </text:list>
              </text:list-item>
            </text:list>
          </text:list-item>
        </text:list>
        <text:h text:outline-level="4">Примеры</text:h>
        <text:p text:style-name="P16"/>
        <text:p text:style-name="P12">int items[] = {4, 3, 1, 2};</text:p>
        <text:p text:style-name="P10">(так как «=» выделяется пробелами)</text:p>
        <text:p text:style-name="P22"/>
        <text:p text:style-name="P16"/>
        <text:h text:outline-level="3"/>
        <text:h text:outline-level="3">Переменные, Параметры</text:h>
        <text:h text:outline-level="4">Краткое описание</text:h>
        <text:p text:style-name="P16">В этом пункте описано как оформлять переменные и параметры.</text:p>
        <text:p text:style-name="P16"/>
        <text:h text:outline-level="4">Рекомендации</text:h>
        <text:list xml:id="list7365244383169514108" text:style-name="L20">
          <text:list-item>
            <text:list>
              <text:list-item>
                <text:list>
                  <text:list-item>
                    <text:p text:style-name="P72">После обозначения «*» пробел не ставится.</text:p>
                  </text:list-item>
                  <text:list-item>
                    <text:p text:style-name="P72">Описание параметров метода или функции <text:s/>должно находиться в многострочных комментариях описывающих назначение метода или функции.</text:p>
                  </text:list-item>
                  <text:list-item>
                    <text:p text:style-name="P72">Объявление переменных производится как можно ближе к месту их первого использования.</text:p>
                  </text:list-item>
                  <text:list-item>
                    <text:p text:style-name="P84">Переменные рекомендуется инициализировать при объявлении.</text:p>
                    <text:p text:style-name="P44"/>
                  </text:list-item>
                </text:list>
              </text:list-item>
            </text:list>
          </text:list-item>
        </text:list>
        <text:h text:outline-level="4">Примеры</text:h>
        <text:p text:style-name="P10"/>
        <text:p text:style-name="P12">unsigned char *pData = 0;</text:p>
        <text:h text:outline-level="1"/>
        <text:h text:outline-level="1"/>
        <text:h text:outline-level="1">Шаблоны исходных кодов</text:h>
        <text:h text:outline-level="2">Заголовок</text:h>
        <text:p text:style-name="исходник">/**</text:p>
        <text:p text:style-name="исходник"><text:tab/>Автор:</text:p>
        <text:p text:style-name="исходник"><text:tab/>Дата создания:</text:p>
        <text:p text:style-name="P12"><text:tab/>Название организации:</text:p>
        <text:p text:style-name="исходник"><text:tab/>Назначение: </text:p>
        <text:p text:style-name="исходник">*/</text:p>
        <text:p text:style-name="P12"/>
        <text:p text:style-name="P12">#ifndef TEST_H_</text:p>
        <text:p text:style-name="P12">#define TEST_H_</text:p>
        <text:p text:style-name="P12"/>
        <text:p text:style-name="P12">class TEST</text:p>
        <text:p text:style-name="P12">{</text:p>
        <text:p text:style-name="P12"><text:tab/>public:</text:p>
        <text:p text:style-name="P12"><text:tab/><text:tab/>TEST();</text:p>
        <text:p text:style-name="P12"><text:tab/><text:tab/>virtual ~TEST();</text:p>
        <text:p text:style-name="P12">};</text:p>
        <text:p text:style-name="P12"/>
        <text:p text:style-name="P12">#endif<text:tab/>// TEST_H_</text:p>
        <text:h text:outline-level="2"/>
        <text:h text:outline-level="2">Файл main.c</text:h>
        <text:h text:outline-level="3">Шаблон комментариев в главном исходном файле</text:h>
        <text:p text:style-name="P12">/**</text:p>
        <text:p text:style-name="P12"/>
        <text:p text:style-name="P12"><text:tab/>Автор:</text:p>
        <text:p text:style-name="P12"><text:tab/>Архитектура МК:</text:p>
        <text:p text:style-name="P12"><text:tab/>Версия программы:</text:p>
        <text:p text:style-name="P12"><text:tab/>Дата создания:</text:p>
        <text:p text:style-name="P12"><text:tab/>Дата обновления:</text:p>
        <text:p text:style-name="P12"><text:tab/>Компилятор:</text:p>
        <text:p text:style-name="P12"><text:tab/>Краткое описание:<text:tab/></text:p>
        <text:p text:style-name="P12"><text:tab/>Название организации:</text:p>
        <text:p text:style-name="P12"><text:tab/>Название проекта:</text:p>
        <text:p text:style-name="P12"><text:tab/>Обеспечение:</text:p>
        <text:p text:style-name="P12"/>
        <text:p text:style-name="P12"><text:tab/>Общее описание</text:p>
        <text:p text:style-name="P11"/>
        <text:p text:style-name="P12">*/</text:p>
        <text:p text:style-name="P16"/>
        <text:h text:outline-level="1"/>
        <text:h text:outline-level="1">Техника программирования</text:h>
        <text:h text:outline-level="2">Макросы и условная компиляция</text:h>
        <text:p text:style-name="P16">Директиву #define рекомендуется применять только макросов и условной компиляции.</text:p>
        <text:p text:style-name="P16">Для макросов рекомендуется заключать их аргументы и тела в скобки, если макрос представлен некоторым выражением<text:span text:style-name="T1">.</text:span></text:p>
        <text:p text:style-name="P16">Примеры:</text:p>
        <text:p text:style-name="P16">Корректно</text:p>
        <text:p text:style-name="P12">#define<text:tab/>TWO_K<text:tab/><text:tab/>(1024 + 1024)</text:p>
        <text:p text:style-name="P16">Не корректно</text:p>
        <text:p text:style-name="P12">#define<text:tab/>TWO_K<text:tab/><text:tab/>1024 + 1024</text:p>
        <text:p text:style-name="P16"/>
        <text:h text:style-name="AXI_20_заголовок_20_X.X" text:outline-level="2">Константы</text:h>
        <text:p text:style-name="абзац">Следует избегать определения констант с помощью директивы #define, в C++ рекомендуется использование enum, если не требуется обращения по указателю иначе (как и в C) следует использовать const.</text:p>
        <text:list xml:id="list164435509047895" text:continue-list="list5310806515319104417" text:style-name="L4">
          <text:list-item>
            <text:list>
              <text:list-item>
                <text:list>
                  <text:list-header>
                    <text:p text:style-name="P85"/>
                  </text:list-header>
                </text:list>
              </text:list-item>
            </text:list>
          </text:list-item>
        </text:list>
        <text:h text:outline-level="2">Переменные и параметры</text:h>
        <text:p text:style-name="абзац">Рекомендуется не делать имена формальных и фактических параметров для функций одинаковыми.</text:p>
        <text:list xml:id="list3275169118177974709" text:style-name="L21">
          <text:list-item>
            <text:list>
              <text:list-item>
                <text:list>
                  <text:list-header>
                    <text:p text:style-name="P45"/>
                  </text:list-header>
                </text:list>
              </text:list-item>
            </text:list>
          </text:list-item>
        </text:list>
        <text:h text:outline-level="2">Циклы</text:h>
        <text:p text:style-name="абзац">По возможности рекомендуется использовать while вместо do while.</text:p>
        <text:list xml:id="list2466250171659222201" text:style-name="L22">
          <text:list-item>
            <text:list>
              <text:list-item>
                <text:list>
                  <text:list-header>
                    <text:p text:style-name="P97"/>
                  </text:list-header>
                </text:list>
              </text:list-item>
            </text:list>
          </text:list-item>
        </text:list>
        <text:h text:style-name="AXI_20_заголовок_20_X.X" text:outline-level="2">Безусловный переход</text:h>
        <text:p text:style-name="абзац">Рекомендуется избегать использования goto<text:span text:style-name="T1">.</text:span></text:p>
        <text:p text:style-name="P16"/>
        <text:h text:outline-level="2">Операторы</text:h>
        <text:p text:style-name="P16">В операторе switch всегда нужно включать выбор default.</text:p>
        <text:p text:style-name="P16"/>
        <text:h text:outline-level="2">Вывод сообщений</text:h>
        <text:p text:style-name="P16">Любой вывод сообщений рекомендуется заканчивать символом конца строки.</text:p>
        <text:h text:outline-level="1">Исполняемый файл</text:h>
        <text:h text:outline-level="2">Включение дополнительной информации</text:h>
        <text:p text:style-name="P16">В исполняемый файл должна быть включена следующая информация:</text:p>
        <text:p text:style-name="P16">Дата и время сборки, автор сборки, название организации.</text:p>
        <text:p text:style-name="P16"/>
        <text:p text:style-name="P16">Пример:</text:p>
        <text:p text:style-name="P12">const char buildDate[] = __DATE__;<text:tab/><text:tab/>// Дата сборки</text:p>
        <text:p text:style-name="исходник"><text:span text:style-name="T2">const char buildTime[] = __TIME__;<text:tab/><text:tab/>// Время сборки</text:span></text:p>
        <text:list xml:id="list2345362661230077175" text:style-name="L23">
          <text:list-item>
            <text:list>
              <text:list-item>
                <text:list>
                  <text:list-header>
                    <text:p text:style-name="P46"/>
                  </text:list-header>
                </text:list>
              </text:list-item>
            </text:list>
          </text:list-item>
        </text:list>
        <text:p text:style-name="P10"/>
        <text:h text:outline-level="1">Приложения</text:h>
        <text:p>Приложение А — Префиксы и суффиксы функций</text:p>
        <text:p text:style-name="P16">Префиксы методов и функций</text:p>
        <table:table table:name="Таблица2" table:style-name="Таблица2">
          <table:table-column table:style-name="Таблица2.A"/>
          <table:table-column table:style-name="Таблица2.B"/>
          <table:table-column table:style-name="Таблица2.C"/>
          <table:table-row>
            <table:table-cell table:style-name="Таблица2.A1" office:value-type="string">
              <text:p text:style-name="P27">Префикс</text:p>
            </table:table-cell>
            <table:table-cell table:style-name="Таблица2.A1" office:value-type="string">
              <text:p text:style-name="P27">Описание</text:p>
            </table:table-cell>
            <table:table-cell table:style-name="Таблица2.C1" office:value-type="string">
              <text:p text:style-name="P27">Пример</text:p>
            </table:table-cell>
          </table:table-row>
          <table:table-row>
            <table:table-cell table:style-name="Таблица2.A2" office:value-type="string">
              <text:p text:style-name="P8">get</text:p>
            </table:table-cell>
            <table:table-cell table:style-name="Таблица2.A2" office:value-type="string">
              <text:p text:style-name="P8">Получение чего-либо</text:p>
            </table:table-cell>
            <table:table-cell table:style-name="Таблица2.C2" office:value-type="string">
              <text:p text:style-name="P9">getRegister()</text:p>
            </table:table-cell>
          </table:table-row>
          <table:table-row>
            <table:table-cell table:style-name="Таблица2.A2" office:value-type="string">
              <text:p text:style-name="P8">set</text:p>
            </table:table-cell>
            <table:table-cell table:style-name="Таблица2.A2" office:value-type="string">
              <text:p text:style-name="P8">Установить</text:p>
            </table:table-cell>
            <table:table-cell table:style-name="Таблица2.C2" office:value-type="string">
              <text:p text:style-name="P9">setRegister()</text:p>
            </table:table-cell>
          </table:table-row>
          <table:table-row>
            <table:table-cell table:style-name="Таблица2.A2" office:value-type="string">
              <text:p text:style-name="P8">on</text:p>
            </table:table-cell>
            <table:table-cell table:style-name="Таблица2.A2" office:value-type="string">
              <text:p text:style-name="P8">Обработчик событий</text:p>
            </table:table-cell>
            <table:table-cell table:style-name="Таблица2.C2" office:value-type="string">
              <text:p text:style-name="P8"><text:span text:style-name="T1">o</text:span>nCreate(); onClose()</text:p>
            </table:table-cell>
          </table:table-row>
          <table:table-row>
            <table:table-cell table:style-name="Таблица2.A2" office:value-type="string">
              <text:p text:style-name="P8">send</text:p>
            </table:table-cell>
            <table:table-cell table:style-name="Таблица2.A2" office:value-type="string">
              <text:p text:style-name="P8">Отправить данные</text:p>
            </table:table-cell>
            <table:table-cell table:style-name="Таблица2.C2" office:value-type="string">
              <text:p text:style-name="P8"><text:span text:style-name="T1">s</text:span>end<text:span text:style-name="T1">Data()</text:span></text:p>
            </table:table-cell>
          </table:table-row>
          <table:table-row>
            <table:table-cell table:style-name="Таблица2.A2" office:value-type="string">
              <text:p text:style-name="P8">receive</text:p>
            </table:table-cell>
            <table:table-cell table:style-name="Таблица2.A2" office:value-type="string">
              <text:p text:style-name="P8">Принять данные</text:p>
            </table:table-cell>
            <table:table-cell table:style-name="Таблица2.C2" office:value-type="string">
              <text:p text:style-name="P8">receive<text:span text:style-name="T1">Data()</text:span></text:p>
            </table:table-cell>
          </table:table-row>
          <table:table-row>
            <table:table-cell table:style-name="Таблица2.A2" office:value-type="string">
              <text:p text:style-name="P8">remove</text:p>
            </table:table-cell>
            <table:table-cell table:style-name="Таблица2.A2" office:value-type="string">
              <text:p text:style-name="P8">Удалить</text:p>
            </table:table-cell>
            <table:table-cell table:style-name="Таблица2.C2" office:value-type="string">
              <text:p text:style-name="P8">remove<text:span text:style-name="T1">Data()</text:span></text:p>
            </table:table-cell>
          </table:table-row>
          <table:table-row>
            <table:table-cell table:style-name="Таблица2.A2" office:value-type="string">
              <text:p text:style-name="P8">open</text:p>
            </table:table-cell>
            <table:table-cell table:style-name="Таблица2.A2" office:value-type="string">
              <text:p text:style-name="P8">Открыть</text:p>
            </table:table-cell>
            <table:table-cell table:style-name="Таблица2.C2" office:value-type="string">
              <text:p text:style-name="P8"><text:span text:style-name="T1">o</text:span>pen<text:span text:style-name="T1">Connecting()</text:span></text:p>
            </table:table-cell>
          </table:table-row>
          <table:table-row>
            <table:table-cell table:style-name="Таблица2.A2" office:value-type="string">
              <text:p text:style-name="P8">close</text:p>
            </table:table-cell>
            <table:table-cell table:style-name="Таблица2.A2" office:value-type="string">
              <text:p text:style-name="P8">Закрыть</text:p>
            </table:table-cell>
            <table:table-cell table:style-name="Таблица2.C2" office:value-type="string">
              <text:p text:style-name="P8">close<text:span text:style-name="T1">Connecting()</text:span></text:p>
            </table:table-cell>
          </table:table-row>
          <table:table-row>
            <table:table-cell table:style-name="Таблица2.A2" office:value-type="string">
              <text:p text:style-name="P8">save</text:p>
            </table:table-cell>
            <table:table-cell table:style-name="Таблица2.A2" office:value-type="string">
              <text:p text:style-name="P8"/>
            </table:table-cell>
            <table:table-cell table:style-name="Таблица2.C2" office:value-type="string">
              <text:p text:style-name="P8"/>
            </table:table-cell>
          </table:table-row>
          <table:table-row>
            <table:table-cell table:style-name="Таблица2.A2" office:value-type="string">
              <text:p text:style-name="P8">erase</text:p>
            </table:table-cell>
            <table:table-cell table:style-name="Таблица2.A2" office:value-type="string">
              <text:p text:style-name="P8"/>
            </table:table-cell>
            <table:table-cell table:style-name="Таблица2.C2" office:value-type="string">
              <text:p text:style-name="P8"/>
            </table:table-cell>
          </table:table-row>
          <table:table-row>
            <table:table-cell table:style-name="Таблица2.A2" office:value-type="string">
              <text:p text:style-name="P8">write</text:p>
            </table:table-cell>
            <table:table-cell table:style-name="Таблица2.A2" office:value-type="string">
              <text:p text:style-name="P8"/>
            </table:table-cell>
            <table:table-cell table:style-name="Таблица2.C2" office:value-type="string">
              <text:p text:style-name="P8"/>
            </table:table-cell>
          </table:table-row>
          <table:table-row>
            <table:table-cell table:style-name="Таблица2.A2" office:value-type="string">
              <text:p text:style-name="P8">read</text:p>
            </table:table-cell>
            <table:table-cell table:style-name="Таблица2.A2" office:value-type="string">
              <text:p text:style-name="P8"/>
            </table:table-cell>
            <table:table-cell table:style-name="Таблица2.C2" office:value-type="string">
              <text:p text:style-name="P8"/>
            </table:table-cell>
          </table:table-row>
        </table:table>
        <text:p text:style-name="P16"/>
        <text:p text:style-name="P16">Суффиксы функций</text:p>
        <table:table table:name="Таблица3" table:style-name="Таблица3">
          <table:table-column table:style-name="Таблица3.A"/>
          <table:table-column table:style-name="Таблица3.B"/>
          <table:table-column table:style-name="Таблица3.C"/>
          <table:table-row table:style-name="Таблица3.1">
            <table:table-cell table:style-name="Таблица3.A1" office:value-type="string">
              <text:p text:style-name="P28">Суффикс</text:p>
            </table:table-cell>
            <table:table-cell table:style-name="Таблица3.A1" office:value-type="string">
              <text:p text:style-name="P28">Описание</text:p>
            </table:table-cell>
            <table:table-cell table:style-name="Таблица3.C1" office:value-type="string">
              <text:p text:style-name="P28">Пример</text:p>
            </table:table-cell>
          </table:table-row>
          <table:table-row>
            <table:table-cell table:style-name="Таблица3.A2" office:value-type="string">
              <text:p text:style-name="P8">Max</text:p>
            </table:table-cell>
            <table:table-cell table:style-name="Таблица3.A2" office:value-type="string">
              <text:p text:style-name="P8">Максимальное значение</text:p>
            </table:table-cell>
            <table:table-cell table:style-name="Таблица3.C2" office:value-type="string">
              <text:p text:style-name="P9">getTimeMax()</text:p>
            </table:table-cell>
          </table:table-row>
          <table:table-row>
            <table:table-cell table:style-name="Таблица3.A2" office:value-type="string">
              <text:p text:style-name="P8">Crc</text:p>
            </table:table-cell>
            <table:table-cell table:style-name="Таблица3.A2" office:value-type="string">
              <text:p text:style-name="P8">Контрольная сумма</text:p>
            </table:table-cell>
            <table:table-cell table:style-name="Таблица3.C2" office:value-type="string">
              <text:p text:style-name="P9">getPacketCrc()</text:p>
            </table:table-cell>
          </table:table-row>
        </table:table>
        <text:p text:style-name="P16"/>
        <text:h text:outline-level="1"/>
        <text:p>Приложение Б - Префиксы в макроопределениях и перечисляемом типе</text:p>
        <text:list xml:id="list4430097866166474912" text:style-name="L24">
          <text:list-header>
            <text:p text:style-name="P47"/>
          </text:list-header>
        </text:list>
        <table:table table:name="Таблица4" table:style-name="Таблица4">
          <table:table-column table:style-name="Таблица4.A"/>
          <table:table-column table:style-name="Таблица4.B"/>
          <table:table-column table:style-name="Таблица4.C"/>
          <table:table-row>
            <table:table-cell table:style-name="Таблица4.A1" office:value-type="string">
              <text:list xml:id="list164434896004686" text:continue-numbering="true" text:style-name="L24">
                <text:list-header>
                  <text:p text:style-name="P47">Префикс</text:p>
                </text:list-header>
              </text:list>
            </table:table-cell>
            <table:table-cell table:style-name="Таблица4.A1" office:value-type="string">
              <text:list xml:id="list164435342735671" text:continue-numbering="true" text:style-name="L24">
                <text:list-header>
                  <text:p text:style-name="P47">Описание</text:p>
                </text:list-header>
              </text:list>
            </table:table-cell>
            <table:table-cell table:style-name="Таблица4.C1" office:value-type="string">
              <text:list xml:id="list164435989612555" text:continue-numbering="true" text:style-name="L24">
                <text:list-header>
                  <text:p text:style-name="P47">Пример</text:p>
                </text:list-header>
              </text:list>
            </table:table-cell>
          </table:table-row>
          <table:table-row>
            <table:table-cell table:style-name="Таблица4.A2" office:value-type="string">
              <text:p text:style-name="P26">MSGINF</text:p>
            </table:table-cell>
            <table:table-cell table:style-name="Таблица4.A2" office:value-type="string">
              <text:list xml:id="list164435615090565" text:continue-numbering="true" text:style-name="L24">
                <text:list-header>
                  <text:p text:style-name="P60">Информационное сообщение</text:p>
                </text:list-header>
              </text:list>
            </table:table-cell>
            <table:table-cell table:style-name="Таблица4.C2" office:value-type="string">
              <text:list xml:id="list164436660608995" text:continue-numbering="true" text:style-name="L24">
                <text:list-header>
                  <text:p text:style-name="P61">MSGINF_CONNECT</text:p>
                </text:list-header>
              </text:list>
            </table:table-cell>
          </table:table-row>
          <table:table-row>
            <table:table-cell table:style-name="Таблица4.A2" office:value-type="string">
              <text:p text:style-name="P26">MSGWRN</text:p>
            </table:table-cell>
            <table:table-cell table:style-name="Таблица4.A2" office:value-type="string">
              <text:list xml:id="list164435291412391" text:continue-numbering="true" text:style-name="L24">
                <text:list-header>
                  <text:p text:style-name="P60">Предупреждение</text:p>
                </text:list-header>
              </text:list>
            </table:table-cell>
            <table:table-cell table:style-name="Таблица4.C2" office:value-type="string">
              <text:list xml:id="list164435498035587" text:continue-numbering="true" text:style-name="L24">
                <text:list-header>
                  <text:p text:style-name="P62">MSGWRN_TIMEOUT</text:p>
                </text:list-header>
              </text:list>
            </table:table-cell>
          </table:table-row>
          <table:table-row>
            <table:table-cell table:style-name="Таблица4.A2" office:value-type="string">
              <text:p text:style-name="P26">MSGERR</text:p>
            </table:table-cell>
            <table:table-cell table:style-name="Таблица4.A2" office:value-type="string">
              <text:list xml:id="list164436403656954" text:continue-numbering="true" text:style-name="L24">
                <text:list-header>
                  <text:p text:style-name="P60">Сообщение об ошибке</text:p>
                </text:list-header>
              </text:list>
            </table:table-cell>
            <table:table-cell table:style-name="Таблица4.C2" office:value-type="string">
              <text:list xml:id="list164436498280453" text:continue-numbering="true" text:style-name="L24">
                <text:list-header>
                  <text:p text:style-name="P62">MSGERR_CRCERR</text:p>
                </text:list-header>
              </text:list>
            </table:table-cell>
          </table:table-row>
          <table:table-row>
            <table:table-cell table:style-name="Таблица4.A2" office:value-type="string">
              <text:p text:style-name="P26">STATE</text:p>
            </table:table-cell>
            <table:table-cell table:style-name="Таблица4.A2" office:value-type="string">
              <text:list xml:id="list164435666452090" text:continue-numbering="true" text:style-name="L24">
                <text:list-header>
                  <text:p text:style-name="P60">Состояние</text:p>
                </text:list-header>
              </text:list>
            </table:table-cell>
            <table:table-cell table:style-name="Таблица4.C2" office:value-type="string">
              <text:list xml:id="list164435874832834" text:continue-numbering="true" text:style-name="L24">
                <text:list-header>
                  <text:p text:style-name="P61">STATE_WAITING</text:p>
                </text:list-header>
              </text:list>
            </table:table-cell>
          </table:table-row>
          <table:table-row>
            <table:table-cell table:style-name="Таблица4.A2" office:value-type="string">
              <text:p text:style-name="P26">MASK</text:p>
            </table:table-cell>
            <table:table-cell table:style-name="Таблица4.A2" office:value-type="string">
              <text:list xml:id="list164435317591887" text:continue-numbering="true" text:style-name="L24">
                <text:list-header>
                  <text:p text:style-name="P60">Маска</text:p>
                </text:list-header>
              </text:list>
            </table:table-cell>
            <table:table-cell table:style-name="Таблица4.C2" office:value-type="string">
              <text:list xml:id="list164435881658421" text:continue-numbering="true" text:style-name="L24">
                <text:list-header>
                  <text:p text:style-name="P63">MASK_HWORD</text:p>
                </text:list-header>
              </text:list>
            </table:table-cell>
          </table:table-row>
        </table:table>
        <text:list xml:id="list164435690263360" text:continue-numbering="true" text:style-name="L24">
          <text:list-header>
            <text:p text:style-name="P47"/>
          </text:list-header>
        </text:list>
        <text:p text:style-name="P1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/>
    <style:font-face style:name="Tahoma1" svg:font-family="Tahoma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DejaVu Sans" svg:font-family="'DejaVu Sans'" style:font-pitch="variable"/>
    <style:font-face style:name="Lucida Sans Unicode" svg:font-family="'Lucida Sans Unicode'" style:font-pitch="variable"/>
    <style:font-face style:name="Tahoma2" svg:font-family="Tahoma" style:font-pitch="variable"/>
    <style:font-face style:name="URW Palladio L" svg:font-family="'URW Palladio L'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Обычный" style:font-family-generic="swiss" style:font-pitch="variable"/>
    <style:font-face style:name="Arial2" svg:font-family="Arial" style:font-adornments="Полужирный" style:font-family-generic="swiss" style:font-pitch="variable"/>
    <style:font-face style:name="DejaVu Sans Condensed" svg:font-family="'DejaVu Sans Condensed'" style:font-family-generic="system" style:font-pitch="variable"/>
    <style:font-face style:name="DejaVu Sans Light" svg:font-family="'DejaVu Sans Light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DejaVu Sans Condensed" style:font-size-asian="12pt" style:language-asian="zh" style:country-asian="CN" style:font-name-complex="DejaVu Sans Condensed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style:use-window-font-color="true" style:font-name="Times New Roman" fo:font-size="12pt" fo:language="ru" fo:country="RU" style:font-name-asian="DejaVu Sans Condensed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style:letter-kerning="true" style:font-name-asian="DejaVu Sans" style:font-family-asian="'DejaVu Sans'" style:font-pitch-asian="variable" style:font-size-asian="12pt" style:language-asian="zh" style:country-asian="CN" style:font-name-complex="DejaVu Sans" style:font-family-complex="'DejaVu Sans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DejaVu Sans Light" style:font-family-asian="'DejaVu Sans Light'" style:font-family-generic-asian="system" style:font-pitch-asian="variable" style:font-size-asian="14pt" style:font-name-complex="DejaVu Sans Light" style:font-family-complex="'DejaVu Sans Light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Title" style:next-style-name="Text_20_body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Title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pitch-asian="variable" style:font-size-asian="18pt" style:font-weight-asian="bold" style:font-name-complex="Tahoma2" style:font-family-complex="Tahoma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Heading" style:display-name="Contents Heading" style:family="paragraph" style:parent-style-name="Title" style:class="index">
      <style:paragraph-properties fo:margin-left="0cm" fo:margin-right="0cm" fo:margin-top="0cm" fo:margin-bottom="0cm" loext:contextual-spacing="false" fo:text-align="center" style:justify-single-word="false" fo:text-indent="0cm" style:auto-text-indent="false" text:number-lines="false" text:line-number="0"/>
      <style:text-properties style:font-name="URW Palladio L" fo:font-family="'URW Palladio L'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4.649cm" style:type="right" style:leader-style="dotted" style:leader-text="."/>
        </style:tab-stops>
      </style:paragraph-properties>
      <style:text-properties style:font-name="URW Palladio L" fo:font-family="'URW Palladio L'" style:font-pitch="variable" fo:font-size="16pt" style:font-size-asian="16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4.15cm" style:type="right" style:leader-style="dotted" style:leader-text="."/>
        </style:tab-stops>
      </style:paragraph-properties>
      <style:text-properties style:font-name="URW Palladio L" fo:font-family="'URW Palladio L'" style:font-pitch="variable" fo:font-size="14pt" fo:font-style="italic" fo:font-weight="bold" style:font-size-asian="14pt" style:font-style-asian="italic" style:font-weight-asian="bold"/>
    </style:style>
    <style:style style:name="текст" style:family="paragraph" style:parent-style-name="AXI"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/>
      <style:text-properties style:font-name="Arial" fo:font-family="Arial" style:font-style-name="Обычный" style:font-family-generic="swiss" style:font-pitch="variable" style:font-name-asian="Arial1" style:font-family-asian="Arial" style:font-family-generic-asian="swiss" style:font-pitch-asian="variable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/>
    </style:style>
    <style:style style:name="исходник" style:family="paragraph" style:parent-style-name="текст" style:next-style-name="текст" style:master-page-name="">
      <style:paragraph-properties fo:margin-top="0cm" fo:margin-bottom="0cm" loext:contextual-spacing="false" style:line-height-at-least="0.176cm" fo:text-align="start" style:justify-single-word="false" style:page-number="auto"/>
      <style:text-properties style:font-name="Arial1" fo:font-family="Arial" style:font-family-generic="swiss" style:font-pitch="variable" fo:font-size="10pt" style:font-size-asian="10pt"/>
    </style:style>
    <style:style style:name="AXI_20_заголовок_20_X" style:display-name="AXI заголовок X" style:family="paragraph" style:parent-style-name="AXI_20_заголовок" style:next-style-name="текст" style:default-outline-level="1" style:master-page-name="">
      <style:paragraph-properties fo:margin-top="0cm" fo:margin-bottom="0cm" loext:contextual-spacing="false" fo:line-height="150%" fo:text-align="justify" style:justify-single-word="false" style:page-number="auto" style:shadow="none">
        <style:tab-stops/>
      </style:paragraph-properties>
      <style:text-properties fo:font-size="14pt" fo:font-weight="bold" style:font-size-asian="12pt" style:font-weight-asian="bold"/>
    </style:style>
    <style:style style:name="AXI_20_заголовок_20_X.X" style:display-name="AXI заголовок X.X" style:family="paragraph" style:parent-style-name="AXI_20_заголовок" style:default-outline-level="2">
      <style:text-properties fo:font-size="14pt"/>
    </style:style>
    <style:style style:name="AXI_20_заголовок_20_X.X.X" style:display-name="AXI заголовок X.X.X" style:family="paragraph" style:parent-style-name="AXI_20_заголовок" style:next-style-name="AXI_20_заголовок_20_X.X.X.X" style:default-outline-level="3" style:master-page-name="">
      <style:paragraph-properties style:page-number="auto"/>
      <style:text-properties fo:font-weight="bold" style:font-weight-asian="normal"/>
    </style:style>
    <style:style style:name="AXI_20_заголовок_20_X.X.X.X" style:display-name="AXI заголовок X.X.X.X" style:family="paragraph" style:parent-style-name="AXI_20_заголовок" style:default-outline-level="4">
      <style:text-properties fo:font-weight="bold"/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Title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таблица_20_данные" style:display-name="таблица данные" style:family="paragraph" style:parent-style-name="текст" style:master-page-name="">
      <style:paragraph-properties fo:margin-left="0cm" fo:margin-right="0cm" fo:margin-top="0cm" fo:margin-bottom="0cm" loext:contextual-spacing="false" fo:text-indent="0cm" style:auto-text-indent="false" style:page-number="auto"/>
      <style:text-properties fo:font-size="10pt" style:font-size-asian="10pt"/>
    </style:style>
    <style:style style:name="таблица_20_название_20_полей" style:display-name="таблица название полей" style:family="paragraph" style:parent-style-name="текст">
      <style:paragraph-properties fo:text-align="center" style:justify-single-word="false"/>
      <style:text-properties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6.46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96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469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9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47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972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47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967cm" style:type="right" style:leader-style="dotted" style:leader-text="."/>
        </style:tab-stops>
      </style:paragraph-properties>
    </style:style>
    <style:style style:name="содержание" style:family="paragraph" style:parent-style-name="текст" style:default-outline-level="" style:master-page-name="">
      <style:paragraph-properties fo:margin-left="0cm" fo:margin-right="0cm" fo:margin-top="0cm" fo:margin-bottom="0cm" loext:contextual-spacing="false" fo:text-indent="0cm" style:auto-text-indent="false" style:page-number="auto" style:shadow="none">
        <style:tab-stops/>
      </style:paragraph-properties>
    </style:style>
    <style:style style:name="AXI_20_заголовок_20_центр" style:display-name="AXI заголовок центр" style:family="paragraph" style:parent-style-name="AXI_20_заголовок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рисунок" style:family="paragraph" style:parent-style-name="текст" style:next-style-name="абзац">
      <style:text-properties fo:font-size="12pt" style:font-size-asian="12pt"/>
    </style:style>
    <style:style style:name="абзац" style:family="paragraph" style:parent-style-name="текст" style:default-outline-level="" style:master-page-name="">
      <style:paragraph-properties style:page-number="auto" style:shadow="none">
        <style:tab-stops/>
      </style:paragraph-properties>
    </style:style>
    <style:style style:name="AXI" style:family="paragraph" style:master-page-name=""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style:shadow="none">
        <style:tab-stops/>
      </style:paragraph-properties>
      <style:text-properties style:font-name="Arial" fo:font-family="Arial" style:font-style-name="Обычный" style:font-family-generic="swiss" style:font-pitch="variable"/>
    </style:style>
    <style:style style:name="AXI_20_заголовок" style:display-name="AXI заголовок" style:family="paragraph" style:parent-style-name="AXI" style:master-page-name="">
      <style:paragraph-properties style:page-number="auto"/>
      <style:text-properties style:font-name="Arial2" fo:font-family="Arial" style:font-style-name="Полужирный" style:font-family-generic="swiss" style:font-pitch="variable" fo:font-weight="bold"/>
    </style:style>
    <style:style style:name="AXI_20_заголовок_20_слева" style:display-name="AXI заголовок слева" style:family="paragraph" style:parent-style-name="AXI_20_заголовок" style:master-page-name="">
      <style:paragraph-properties style:page-number="auto" style:shadow="none">
        <style:tab-stops/>
      </style:paragraph-properties>
    </style:style>
    <style:style style:name="AXI_20_титульный_20_заголовок" style:display-name="AXI титульный заголовок" style:family="paragraph" style:parent-style-name="AXI" style:next-style-name="абзац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style:font-name="Arial2" fo:font-family="Arial" style:font-style-name="Полужирный" style:font-family-generic="swiss" style:font-pitch="variable" fo:font-size="16pt" fo:font-style="normal" fo:font-weight="bold"/>
    </style:style>
    <style:style style:name="текст_20_центр" style:display-name="текст центр" style:family="paragraph" style:parent-style-name="текст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варианты_20_использования" style:display-name="варианты использования" style:family="paragraph" style:parent-style-name="текст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XI_20_структурный_20_элемент" style:display-name="AXI структурный элемент" style:family="paragraph" style:parent-style-name="AXI_20_заголовок" style:next-style-name="абзац" style:default-outline-level="1" style:list-style-name="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>
        <style:tab-stops/>
      </style:paragraph-properties>
      <style:text-properties fo:font-size="14pt"/>
    </style:style>
    <style:style style:name="Основной_20_нумерованный_20_список" style:display-name="Основной нумерованный список" style:family="paragraph" style:parent-style-name="Text_20_body">
      <style:paragraph-properties fo:margin-top="0cm" fo:margin-bottom="0.106cm" loext:contextual-spacing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Обычный_20_список" style:display-name="Обычный список" style:family="paragraph" style:parent-style-name="Heading_20_1" style:default-outline-level="" style:list-style-name="">
      <style:paragraph-properties fo:margin-left="1.251cm" fo:margin-right="0cm" fo:margin-top="0.212cm" fo:margin-bottom="0.212cm" loext:contextual-spacing="false" fo:text-indent="-0.75cm" style:auto-text-indent="false" fo:padding="0cm" fo:border="none">
        <style:tab-stops/>
      </style:paragraph-properties>
      <style:text-properties style:font-name="Tahoma" fo:font-family="Tahoma" style:font-family-generic="roman" style:font-pitch="variable" fo:font-size="10pt" fo:font-weight="normal" style:font-size-asian="10pt" style:font-weight-asian="normal" style:font-size-complex="10pt"/>
    </style:style>
    <style:style style:name="Title_20__28_user_29_" style:display-name="Title (user)" style:family="paragraph" style:parent-style-name="Standard">
      <style:paragraph-properties fo:margin-left="0.63cm" fo:margin-right="0cm" fo:margin-top="0.176cm" fo:margin-bottom="0.176cm" loext:contextual-spacing="false" fo:text-align="center" style:justify-single-word="false" fo:orphans="0" fo:widows="0" fo:text-indent="0cm" style:auto-text-indent="false" fo:keep-with-next="always"/>
      <style:text-properties style:font-name="Arial1" fo:font-family="Arial" style:font-family-generic="swiss" style:font-pitch="variable" fo:font-size="18pt" fo:font-weight="bold" style:font-size-asian="18pt" style:language-asian="ru" style:country-asian="RU" style:font-weight-asian="bold" style:font-name-complex="Arial1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ГОСТ_20_текст" style:display-name="ГОСТ текст" style:family="paragraph" style:parent-style-name="ГОСТ"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/>
      <style:text-properties style:font-name="Arial1" fo:font-family="Arial" style:font-family-generic="swiss" style:font-pitch="variable" style:font-name-asian="Arial1" style:font-family-asian="Arial" style:font-family-generic-asian="swiss" style:font-pitch-asian="variable"/>
    </style:style>
    <style:style style:name="ГОСТ_20_исходник" style:display-name="ГОСТ исходник" style:family="paragraph" style:parent-style-name="ГОСТ_20_текст" style:next-style-name="ГОСТ_20_текст" style:master-page-name="">
      <style:paragraph-properties fo:margin-top="0cm" fo:margin-bottom="0cm" loext:contextual-spacing="false" style:line-height-at-least="0.176cm" fo:text-align="start" style:justify-single-word="false" style:page-number="auto"/>
      <style:text-properties style:font-name="Arial1" fo:font-family="Arial" style:font-family-generic="swiss" style:font-pitch="variable" fo:font-size="10pt" style:font-size-asian="10pt"/>
    </style:style>
    <style:style style:name="ГОСТ_20_заголовок_20_X" style:display-name="ГОСТ заголовок X" style:family="paragraph" style:parent-style-name="ГОСТ_20_заголовок" style:next-style-name="ГОСТ_20_текст" style:default-outline-level="1" style:list-style-name="" style:master-page-name="">
      <style:paragraph-properties fo:margin-top="0cm" fo:margin-bottom="0cm" loext:contextual-spacing="false" fo:line-height="150%" fo:text-align="justify" style:justify-single-word="false" style:page-number="auto" style:shadow="none">
        <style:tab-stops/>
      </style:paragraph-properties>
      <style:text-properties fo:font-size="12pt" fo:font-weight="bold" style:font-size-asian="12pt" style:font-weight-asian="bold"/>
    </style:style>
    <style:style style:name="ГОСТ_20_заголовок_20_X.X" style:display-name="ГОСТ заголовок X.X" style:family="paragraph" style:parent-style-name="ГОСТ_20_заголовок" style:default-outline-level="2" style:list-style-name=""/>
    <style:style style:name="ГОСТ_20_заголовок_20_X.X.X" style:display-name="ГОСТ заголовок X.X.X" style:family="paragraph" style:parent-style-name="ГОСТ_20_заголовок" style:next-style-name="ГОСТ_20_заголовок_20_X.X.X.X" style:default-outline-level="3" style:list-style-name="" style:master-page-name="">
      <style:paragraph-properties style:page-number="auto"/>
      <style:text-properties fo:font-weight="normal" style:font-weight-asian="normal"/>
    </style:style>
    <style:style style:name="ГОСТ_20_заголовок_20_X.X.X.X" style:display-name="ГОСТ заголовок X.X.X.X" style:family="paragraph" style:parent-style-name="ГОСТ_20_заголовок" style:default-outline-level="4" style:list-style-name="">
      <style:text-properties fo:font-weight="normal"/>
    </style:style>
    <style:style style:name="ГОСТ_20_Таблица_20_данные" style:display-name="ГОСТ Таблица данные" style:family="paragraph" style:parent-style-name="ГОСТ_20_текст" style:master-page-name="">
      <style:paragraph-properties fo:margin-left="0cm" fo:margin-right="0cm" fo:margin-top="0cm" fo:margin-bottom="0cm" loext:contextual-spacing="false" fo:text-indent="0cm" style:auto-text-indent="false" style:page-number="auto"/>
      <style:text-properties fo:font-size="10pt" style:font-size-asian="10pt"/>
    </style:style>
    <style:style style:name="ГОСТ_20_Таблица_20_название_20_полей" style:display-name="ГОСТ Таблица название полей" style:family="paragraph" style:parent-style-name="ГОСТ_20_текст">
      <style:paragraph-properties fo:text-align="center" style:justify-single-word="false"/>
      <style:text-properties fo:font-size="10pt"/>
    </style:style>
    <style:style style:name="ГОСТ_20_содержание" style:display-name="ГОСТ содержание" style:family="paragraph" style:parent-style-name="ГОСТ_20_текст" style:default-outline-level="" style:master-page-name="">
      <style:paragraph-properties fo:margin-left="0cm" fo:margin-right="0cm" fo:margin-top="0cm" fo:margin-bottom="0cm" loext:contextual-spacing="false" fo:text-indent="0cm" style:auto-text-indent="false" style:page-number="auto" style:shadow="none">
        <style:tab-stops/>
      </style:paragraph-properties>
    </style:style>
    <style:style style:name="ГОСТ_20_заголовок_20_центр" style:display-name="ГОСТ заголовок центр" style:family="paragraph" style:parent-style-name="ГОСТ_20_заголовок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ГОСТ_20_рисунок" style:display-name="ГОСТ рисунок" style:family="paragraph" style:parent-style-name="ГОСТ_20_текст" style:next-style-name="ГОСТ_20_абзац">
      <style:text-properties fo:font-size="12pt" style:font-size-asian="12pt"/>
    </style:style>
    <style:style style:name="ГОСТ_20_абзац" style:display-name="ГОСТ абзац" style:family="paragraph" style:parent-style-name="ГОСТ_20_текст" style:default-outline-level="" style:master-page-name="">
      <style:paragraph-properties style:page-number="auto" style:shadow="none">
        <style:tab-stops/>
      </style:paragraph-properties>
    </style:style>
    <style:style style:name="ГОСТ" style:family="paragraph" style:master-page-name=""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style:shadow="none">
        <style:tab-stops/>
      </style:paragraph-properties>
      <style:text-properties style:font-name="Arial" fo:font-family="Arial" style:font-style-name="Обычный" style:font-family-generic="swiss" style:font-pitch="variable"/>
    </style:style>
    <style:style style:name="ГОСТ_20_заголовок" style:display-name="ГОСТ заголовок" style:family="paragraph" style:parent-style-name="ГОСТ" style:master-page-name="">
      <style:paragraph-properties style:page-number="auto"/>
      <style:text-properties fo:font-weight="bold"/>
    </style:style>
    <style:style style:name="ГОСТ_20_заголовок_20_слева" style:display-name="ГОСТ заголовок слева" style:family="paragraph" style:parent-style-name="ГОСТ_20_заголовок" style:master-page-name="">
      <style:paragraph-properties style:page-number="auto" style:shadow="none">
        <style:tab-stops/>
      </style:paragraph-properties>
    </style:style>
    <style:style style:name="ГОСТ_20_титульный_20_заголовок" style:display-name="ГОСТ титульный заголовок" style:family="paragraph" style:parent-style-name="ГОСТ" style:next-style-name="ГОСТ_20_абзац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16pt" fo:font-style="italic"/>
    </style:style>
    <style:style style:name="ГОСТ_20_текст_20_центр" style:display-name="ГОСТ текст центр" style:family="paragraph" style:parent-style-name="ГОСТ_20_текст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ГОСТ_20_варианты_20_использования" style:display-name="ГОСТ варианты использования" style:family="paragraph" style:parent-style-name="ГОСТ_20_текст"/>
    <style:style style:name="ГОСТ_20_структурный_20_элемент" style:display-name="ГОСТ структурный элемент" style:family="paragraph" style:parent-style-name="ГОСТ_20_заголовок" style:next-style-name="ГОСТ_20_абзац" style:default-outline-level="1" style:list-style-name="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AXI_20_содержание" style:display-name="AXI содержание" style:family="paragraph" style:parent-style-name="AXI_20_заголовок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AXI_20_колонтитул_20_верхний" style:display-name="AXI колонтитул верхний" style:family="paragraph" style:parent-style-name="AXI"/>
    <style:style style:name="заголовок" style:family="paragraph" style:parent-style-name="AXI" style:master-page-name="">
      <style:paragraph-properties style:page-number="auto"/>
    </style:style>
    <style:style style:name="заголовок_20_X" style:display-name="заголовок X" style:family="paragraph" style:parent-style-name="заголовок"/>
    <style:style style:name="заголовок_20_X.X" style:display-name="заголовок X.X" style:family="paragraph" style:parent-style-name="заголовок" style:master-page-name="">
      <style:paragraph-properties style:page-number="auto"/>
      <style:text-properties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Безымянный1" style:family="text">
      <style:text-properties fo:font-variant="normal" fo:text-transform="none"/>
    </style:style>
    <style:style style:name="Безымянный2" style:family="text" style:parent-style-name="Безымянный1">
      <style:text-properties fo:font-variant="normal" fo:text-transform="none" style:font-name="Times New Roman" fo:font-family="'Times New Roman'" style:font-family-generic="roman" style:font-pitch="variable" fo:background-color="transparent"/>
    </style:style>
    <style:style style:name="apple-converted-space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 fo:text-indent="1.499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1.499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1.49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 fo:text-indent="1.499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space" fo:text-indent="1.499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space" fo:text-indent="1.499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space" fo:text-indent="1.499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space" fo:text-indent="1.499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space" fo:text-indent="1.49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space" fo:text-indent="1.499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6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start-value="7" text:display-levels="2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1" fo:language="ru" fo:country="RU"/>
    </style:style>
    <style:style style:name="MP2" style:family="paragraph" style:parent-style-name="Footer">
      <style:paragraph-properties fo:text-align="center" style:justify-single-word="false"/>
      <style:text-properties fo:language="ru" fo:country="RU"/>
    </style:style>
    <style:style style:name="MP3" style:family="paragraph" style:parent-style-name="Text_20_body">
      <style:paragraph-properties fo:margin-left="0.669cm" fo:margin-right="0cm" fo:line-height="115%" fo:text-indent="0cm" style:auto-text-indent="false"/>
      <style:text-properties style:font-name="Arial1" fo:font-size="9pt" fo:language="ru" fo:country="RU"/>
    </style:style>
    <style:style style:name="MP4" style:family="paragraph" style:parent-style-name="Footer">
      <style:text-properties fo:language="ru" fo:country="RU"/>
    </style:style>
    <style:style style:name="MP5" style:family="paragraph" style:parent-style-name="Text_20_body">
      <style:paragraph-properties fo:margin-left="0.669cm" fo:margin-right="0cm" fo:line-height="115%" fo:text-indent="0cm" style:auto-text-indent="false"/>
      <style:text-properties fo:font-size="9pt" fo:language="ru" fo:country="RU" fo:font-weight="bold"/>
    </style:style>
    <style:style style:name="MP6" style:family="paragraph" style:parent-style-name="Text_20_body">
      <style:paragraph-properties fo:margin-left="0.669cm" fo:margin-right="0cm" fo:line-height="115%" fo:text-indent="0cm" style:auto-text-indent="false"/>
      <style:text-properties fo:font-size="9pt" fo:language="ru" fo:country="RU"/>
    </style:style>
    <style:style style:name="MP7" style:family="paragraph" style:parent-style-name="Header">
      <style:text-properties fo:language="ru" fo:country="RU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028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  <text:p text:style-name="MP2"><text:page-number text:select-page="current">33</text:page-number></text:p>
      </style:footer>
    </style:master-page>
    <style:master-page style:name="First_20_Page" style:display-name="First Page" style:page-layout-name="Mpm2" style:next-style-name="Standard">
      <style:header>
        <text:p text:style-name="MP3"/>
      </style:header>
      <style:footer>
        <text:p text:style-name="MP4"/>
      </style:footer>
    </style:master-page>
    <style:master-page style:name="Index" style:page-layout-name="Mpm3"/>
    <style:master-page style:name="HTML" style:page-layout-name="Mpm4"/>
    <style:master-page style:name="СКАУТ_20_страница_20_1" style:display-name="СКАУТ страница 1" style:page-layout-name="Mpm5" style:next-style-name="СКАУТ_20_страница_20_2">
      <style:header>
        <text:p text:style-name="MP5"><draw:frame draw:style-name="Mfr1" draw:name="Графический объект3" text:anchor-type="paragraph" svg:x="10.984cm" svg:y="0cm" svg:width="8.001cm" svg:height="1.339cm" draw:z-index="0"><draw:image xlink:href="Pictures/2000000A00003810000009609303F0D6.svm" xlink:type="simple" xlink:show="embed" xlink:actuate="onLoad"/></draw:frame>Группа компаний «СКАУТ»</text:p>
        <text:p text:style-name="MP6">194044, Россия, Санкт-Петербург</text:p>
        <text:p text:style-name="MP6">Большой Сампсониевский пр., 66А</text:p>
        <text:p text:style-name="MP6">Тел. (многоканальный) - (812) 60-777-41,42</text:p>
        <text:p text:style-name="MP6">Тел. (техподдержка)- (812) 60-777-43</text:p>
      </style:header>
      <style:footer>
        <text:p text:style-name="MP4"/>
      </style:footer>
    </style:master-page>
    <style:master-page style:name="СКАУТ_20_страница_20_2" style:display-name="СКАУТ страница 2" style:page-layout-name="Mpm6">
      <style:header>
        <text:p text:style-name="MP7"/>
      </style:header>
      <style:footer>
        <text:p text:style-name="MP4"/>
      </style:footer>
    </style:master-page>
    <style:master-page style:name="СКАУТ_20_страница_20_альбомная" style:display-name="СКАУТ страница альбомная" style:page-layout-name="Mpm7"/>
    <style:master-page style:name="СКАУТ_20_содержание" style:display-name="СКАУТ содержание" style:page-layout-name="Mpm8" style:next-style-name="СКАУТ_20_страница_20_2">
      <style:header>
        <text:p text:style-name="MP7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slan K</meta:initial-creator>
    <meta:creation-date>2011-03-27T16:25:10</meta:creation-date>
    <meta:editing-duration>P27DT1H22M41S</meta:editing-duration>
    <dc:date>2015-05-19T16:44:34.549801859</dc:date>
    <meta:generator>LibreOffice/4.4.1.2$Linux_X86_64 LibreOffice_project/40m0$Build-2</meta:generator>
    <meta:editing-cycles>113</meta:editing-cycles>
    <meta:document-statistic meta:table-count="3" meta:image-count="1" meta:object-count="0" meta:page-count="34" meta:paragraph-count="584" meta:word-count="2831" meta:character-count="21490" meta:non-whitespace-character-count="18302"/>
  </office:meta>
</office:document-meta>
</file>